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B700000085FE9A9A4A.png" manifest:media-type=""/>
  <manifest:file-entry manifest:full-path="Pictures/10000201000000B700000085E9F110AA.png" manifest:media-type=""/>
  <manifest:file-entry manifest:full-path="Pictures/10000201000000B700000085EF355466.png" manifest:media-type=""/>
  <manifest:file-entry manifest:full-path="Pictures/1000020100000096000000A725748131.png" manifest:media-type=""/>
  <manifest:file-entry manifest:full-path="Pictures/10000201000000D9000000A7578B8E4F.png" manifest:media-type=""/>
  <manifest:file-entry manifest:full-path="Pictures/10000000000000200000002000309F1C.png" manifest:media-type=""/>
  <manifest:file-entry manifest:full-path="Pictures/1000020100000096000000A7F3E110A3.png" manifest:media-type=""/>
  <manifest:file-entry manifest:full-path="Pictures/1000020100000567000001D08DBEB4C2.png" manifest:media-type=""/>
  <manifest:file-entry manifest:full-path="Pictures/10000201000000FA000000850DE6F57F.png" manifest:media-type=""/>
  <manifest:file-entry manifest:full-path="Pictures/10000201000000E900000085D8047CED.png" manifest:media-type=""/>
  <manifest:file-entry manifest:full-path="Pictures/10000201000000B700000085631B544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ＭＳ Ｐゴシック1" svg:font-family="'ＭＳ Ｐゴシック'"/>
    <style:font-face style:name="Corbel" svg:font-family="Corbe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rbel2" svg:font-family="Corbel" style:font-family-generic="swiss" style:font-pitch="variable"/>
    <style:font-face style:name="Times New Roman1" svg:font-family="'Times New Roman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servation">
      <style:graphic-properties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1.2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6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816cm"/>
    </style:style>
    <style:style style:name="gr6" style:family="graphic" style:parent-style-name="ObservationFast">
      <style:graphic-properties draw:textarea-vertical-align="middle" draw:auto-grow-height="false"/>
    </style:style>
    <style:style style:name="gr7" style:family="graphic" style:parent-style-name="objectwithoutfill">
      <style:graphic-properties svg:stroke-width="0.1cm" svg:stroke-color="#ff3366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2300dc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1.213cm"/>
    </style:style>
    <style:style style:name="gr10" style:family="graphic" style:parent-style-name="standard">
      <style:graphic-properties OOoLatexArgs="19§inline§t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OOoLatexArgs="19§inline§t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19§inline§t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4" style:family="graphic" style:parent-style-name="standard">
      <style:graphic-properties draw:stroke="none" svg:stroke-width="0.035cm" draw:stroke-linejoin="miter" draw:fill="solid" draw:fill-color="#000000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0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627cm"/>
    </style:style>
    <style:style style:name="gr18" style:family="graphic" style:parent-style-name="standard">
      <style:graphic-properties OOoLatexArgs="19§inline§x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OOoLatexArgs="19§inline§x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OOoLatexArgs="19§inline§x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OOoLatexArgs="19§inline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OOoLatexArgs="19§inline§v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OOoLatexArgs="19§inline§v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Ultrafine_20_Dashed" draw:fill="none" draw:textarea-vertical-align="middle"/>
    </style:style>
    <style:style style:name="pr1" style:family="presentation" style:parent-style-name="Default-title">
      <style:graphic-properties draw:auto-grow-height="true" fo:min-height="2.095cm"/>
    </style:style>
    <style:style style:name="pr2" style:family="presentation" style:parent-style-name="Default-notes">
      <style:graphic-properties draw:fill-color="#ffffff" draw:auto-grow-height="true" fo:min-height="11.429cm"/>
    </style:style>
    <style:style style:name="pr3" style:family="presentation" style:parent-style-name="Default-outline1">
      <style:graphic-properties fo:min-height="10.799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nnected Corridors presentatio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2.859cm" svg:height="2.095cm" svg:x="1.269cm" svg:y="-2.339cm" presentation:class="title">
          <draw:text-box>
            <text:p>Stop&amp;Go model</text:p>
          </draw:text-box>
        </draw:frame>
        <draw:line draw:style-name="gr1" draw:text-style-name="P1" draw:layer="layout" svg:x1="2.113cm" svg:y1="7.298cm" svg:x2="18.564cm" svg:y2="7.298cm">
          <text:p/>
        </draw:line>
        <draw:line draw:style-name="gr1" draw:text-style-name="P1" draw:layer="layout" svg:x1="2.139cm" svg:y1="7.35cm" svg:x2="2.103cm" svg:y2="0.268cm">
          <text:p/>
        </draw:line>
        <draw:custom-shape draw:style-name="gr2" draw:text-style-name="P1" draw:layer="layout" svg:width="0.34cm" svg:height="0.339cm" svg:x="2.522cm" svg:y="6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4.021cm" svg:y="5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5.521cm" svg:y="5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7.02cm" svg:y="5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8.521cm" svg:y="3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0.02cm" svg:y="1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1.52cm" svg:y="1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3.019cm" svg:y="1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518cm" svg:y="1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106cm" svg:height="1.132cm" svg:x="8.245cm" svg:y="7.622cm">
          <draw:text-box>
            <text:p text:style-name="P2">Time</text:p>
          </draw:text-box>
        </draw:frame>
        <draw:frame draw:style-name="gr4" draw:text-style-name="P2" draw:layer="layout" svg:width="6.122cm" svg:height="1.11cm" draw:transform="rotate (1.5707963267949) translate (0.661cm 6.616cm)">
          <draw:text-box>
            <text:p text:style-name="P2">Cumulative offset</text:p>
          </draw:text-box>
        </draw:frame>
        <draw:line draw:style-name="gr1" draw:text-style-name="P1" draw:layer="layout" svg:x1="2.092cm" svg:y1="11.498cm" svg:x2="18.543cm" svg:y2="11.498cm">
          <text:p/>
        </draw:line>
        <draw:line draw:style-name="gr1" draw:text-style-name="P1" draw:layer="layout" svg:x1="2.118cm" svg:y1="11.55cm" svg:x2="2.104cm" svg:y2="8.72cm">
          <text:p/>
        </draw:line>
        <draw:custom-shape draw:style-name="gr2" draw:text-style-name="P1" draw:layer="layout" svg:width="0.34cm" svg:height="0.339cm" svg:x="2.52cm" svg:y="9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4.021cm" svg:y="10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5.52cm" svg:y="11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7.019cm" svg:y="11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8.519cm" svg:y="9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0.02cm" svg:y="1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1.519cm" svg:y="10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3.018cm" svg:y="11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517cm" svg:y="11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399cm" svg:height="1.11cm" draw:transform="rotate (1.5707963267949) translate (0.661cm 11.118cm)">
          <draw:text-box>
            <text:p text:style-name="P2">Speed</text:p>
          </draw:text-box>
        </draw:frame>
        <draw:g>
          <draw:line draw:style-name="gr1" draw:text-style-name="P3" draw:layer="layout" svg:x1="22.417cm" svg:y1="35.914cm" svg:x2="38.868cm" svg:y2="35.914cm">
            <text:p/>
          </draw:line>
          <draw:line draw:style-name="gr1" draw:text-style-name="P3" draw:layer="layout" svg:x1="22.443cm" svg:y1="35.966cm" svg:x2="22.407cm" svg:y2="28.884cm">
            <text:p/>
          </draw:line>
          <draw:custom-shape draw:style-name="gr6" draw:text-style-name="P3" draw:layer="layout" svg:width="0.34cm" svg:height="0.339cm" svg:x="22.825cm" svg:y="35.2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4cm" svg:x="24.326cm" svg:y="33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1cm" svg:height="0.339cm" svg:x="25.825cm" svg:y="34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27.324cm" svg:y="33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4cm" svg:x="30.325cm" svg:y="30.4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1cm" svg:height="0.338cm" svg:x="31.824cm" svg:y="29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33.323cm" svg:y="30.4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4cm" svg:x="34.822cm" svg:y="29.9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3" draw:layer="layout" svg:x1="22.396cm" svg:y1="39.913cm" svg:x2="38.847cm" svg:y2="39.913cm">
            <text:p/>
          </draw:line>
          <draw:line draw:style-name="gr1" draw:text-style-name="P3" draw:layer="layout" svg:x1="22.422cm" svg:y1="39.966cm" svg:x2="22.408cm" svg:y2="37.136cm">
            <text:p/>
          </draw:line>
          <draw:custom-shape draw:style-name="gr6" draw:text-style-name="P3" draw:layer="layout" svg:width="0.34cm" svg:height="0.339cm" svg:x="22.824cm" svg:y="38.2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24.324cm" svg:y="39.3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1cm" svg:height="0.339cm" svg:x="25.824cm" svg:y="39.6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27.323cm" svg:y="39.6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34cm" svg:height="0.338cm" svg:x="28.823cm" svg:y="37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30.323cm" svg:y="39.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1cm" svg:height="0.338cm" svg:x="31.823cm" svg:y="39.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33.322cm" svg:y="39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34.821cm" svg:y="39.5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34cm" svg:height="0.34cm" svg:x="28.823cm" svg:y="32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29.926cm" svg:y1="30.534cm" svg:x2="35.847cm" svg:y2="30.534cm">
            <text:p/>
          </draw:line>
          <draw:line draw:style-name="gr7" draw:text-style-name="P3" draw:layer="layout" svg:x1="24.076cm" svg:y1="34.284cm" svg:x2="27.934cm" svg:y2="34.284cm">
            <text:p/>
          </draw:line>
          <draw:line draw:style-name="gr7" draw:text-style-name="P3" draw:layer="layout" svg:x1="24.026cm" svg:y1="39.934cm" svg:x2="27.884cm" svg:y2="39.934cm">
            <text:p/>
          </draw:line>
          <draw:line draw:style-name="gr7" draw:text-style-name="P3" draw:layer="layout" svg:x1="29.877cm" svg:y1="39.885cm" svg:x2="35.798cm" svg:y2="39.885cm">
            <text:p/>
          </draw:line>
          <draw:line draw:style-name="gr8" draw:text-style-name="P3" draw:layer="layout" svg:x1="29.876cm" svg:y1="30.585cm" svg:x2="27.908cm" svg:y2="34.255cm">
            <text:p/>
          </draw:line>
          <draw:line draw:style-name="gr8" draw:text-style-name="P3" draw:layer="layout" svg:x1="24.11cm" svg:y1="34.281cm" svg:x2="22.564cm" svg:y2="35.905cm">
            <text:p/>
          </draw:line>
          <draw:line draw:style-name="gr8" draw:text-style-name="P3" draw:layer="layout" svg:x1="24.031cm" svg:y1="38.656cm" svg:x2="22.356cm" svg:y2="38.632cm">
            <text:p/>
          </draw:line>
          <draw:line draw:style-name="gr8" draw:text-style-name="P3" draw:layer="layout" svg:x1="29.847cm" svg:y1="37.911cm" svg:x2="27.807cm" svg:y2="37.882cm">
            <text:p/>
          </draw:line>
          <draw:frame draw:style-name="gr9" draw:text-style-name="P4" draw:layer="layout" svg:width="1.713cm" svg:height="1.041cm" svg:x="28.497cm" svg:y="36.238cm">
            <draw:text-box>
              <text:p><text:span text:style-name="T1">time</text:span></text:p>
            </draw:text-box>
          </draw:frame>
          <draw:frame draw:style-name="gr10" draw:text-style-name="P3" draw:layer="layout" svg:width="0.6cm" svg:height="0.669cm" svg:x="22.687cm" svg:y="36.206cm">
            <draw:image xlink:href="Pictures/1000020100000096000000A725748131.png" xlink:type="simple" xlink:show="embed" xlink:actuate="onLoad">
              <text:p/>
            </draw:image>
          </draw:frame>
          <draw:frame draw:style-name="gr11" draw:text-style-name="P3" draw:layer="layout" svg:width="0.6cm" svg:height="0.669cm" svg:x="25.687cm" svg:y="36.206cm">
            <draw:image xlink:href="Pictures/1000020100000096000000A7F3E110A3.png" xlink:type="simple" xlink:show="embed" xlink:actuate="onLoad">
              <text:p/>
            </draw:image>
          </draw:frame>
          <draw:frame draw:style-name="gr12" draw:text-style-name="P3" draw:layer="layout" svg:width="0.87cm" svg:height="0.669cm" svg:x="35.387cm" svg:y="36.207cm">
            <draw:image xlink:href="Pictures/10000201000000D9000000A7578B8E4F.png" xlink:type="simple" xlink:show="embed" xlink:actuate="onLoad">
              <text:p/>
            </draw:image>
          </draw:frame>
        </draw:g>
        <draw:line draw:style-name="gr1" draw:text-style-name="P3" draw:layer="layout" svg:x1="2.165cm" svg:y1="21.098cm" svg:x2="18.616cm" svg:y2="21.098cm">
          <text:p/>
        </draw:line>
        <draw:line draw:style-name="gr1" draw:text-style-name="P3" draw:layer="layout" svg:x1="2.191cm" svg:y1="21.15cm" svg:x2="2.155cm" svg:y2="14.068cm">
          <text:p/>
        </draw:line>
        <draw:custom-shape draw:style-name="gr6" draw:text-style-name="P3" draw:layer="layout" svg:width="0.34cm" svg:height="0.339cm" svg:x="2.573cm" svg:y="2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4.074cm" svg:y="19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5.573cm" svg:y="19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7.072cm" svg:y="19.1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0.073cm" svg:y="15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11.572cm" svg:y="15.1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3.071cm" svg:y="15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4.57cm" svg:y="15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2.144cm" svg:y1="25.099cm" svg:x2="18.595cm" svg:y2="25.099cm">
          <text:p/>
        </draw:line>
        <draw:line draw:style-name="gr1" draw:text-style-name="P3" draw:layer="layout" svg:x1="2.17cm" svg:y1="25.15cm" svg:x2="2.156cm" svg:y2="22.32cm">
          <text:p/>
        </draw:line>
        <draw:custom-shape draw:style-name="gr6" draw:text-style-name="P3" draw:layer="layout" svg:width="0.34cm" svg:height="0.339cm" svg:x="2.572cm" svg:y="23.4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4.072cm" svg:y="24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5.572cm" svg:y="24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7.071cm" svg:y="24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4cm" svg:height="0.339cm" svg:x="8.571cm" svg:y="23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0.071cm" svg:y="24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11.571cm" svg:y="24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3.07cm" svg:y="2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4.569cm" svg:y="24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4cm" svg:height="0.339cm" svg:x="8.571cm" svg:y="17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674cm" svg:y1="15.72cm" svg:x2="15.595cm" svg:y2="15.72cm">
          <text:p/>
        </draw:line>
        <draw:line draw:style-name="gr7" draw:text-style-name="P3" draw:layer="layout" svg:x1="3.824cm" svg:y1="19.469cm" svg:x2="7.682cm" svg:y2="19.469cm">
          <text:p/>
        </draw:line>
        <draw:line draw:style-name="gr7" draw:text-style-name="P3" draw:layer="layout" svg:x1="3.774cm" svg:y1="25.118cm" svg:x2="7.632cm" svg:y2="25.118cm">
          <text:p/>
        </draw:line>
        <draw:line draw:style-name="gr7" draw:text-style-name="P3" draw:layer="layout" svg:x1="9.625cm" svg:y1="25.069cm" svg:x2="15.546cm" svg:y2="25.069cm">
          <text:p/>
        </draw:line>
        <draw:line draw:style-name="gr8" draw:text-style-name="P3" draw:layer="layout" svg:x1="9.624cm" svg:y1="15.769cm" svg:x2="7.656cm" svg:y2="19.439cm">
          <text:p/>
        </draw:line>
        <draw:line draw:style-name="gr8" draw:text-style-name="P3" draw:layer="layout" svg:x1="3.858cm" svg:y1="19.465cm" svg:x2="2.312cm" svg:y2="21.089cm">
          <text:p/>
        </draw:line>
        <draw:line draw:style-name="gr8" draw:text-style-name="P3" draw:layer="layout" svg:x1="3.779cm" svg:y1="23.84cm" svg:x2="2.104cm" svg:y2="23.816cm">
          <text:p/>
        </draw:line>
        <draw:line draw:style-name="gr8" draw:text-style-name="P3" draw:layer="layout" svg:x1="9.595cm" svg:y1="23.094cm" svg:x2="7.555cm" svg:y2="23.065cm">
          <text:p/>
        </draw:line>
        <draw:frame draw:style-name="gr9" draw:text-style-name="P2" draw:layer="layout" svg:width="2.106cm" svg:height="1.11cm" svg:x="8.245cm" svg:y="21.422cm">
          <draw:text-box>
            <text:p text:style-name="P2">Time</text:p>
          </draw:text-box>
        </draw:frame>
        <draw:g>
          <svg:title>TexMaths</svg:title>
          <svg:desc>22§inline§x_m</svg:desc>
          <draw:polygon draw:style-name="gr13" draw:layer="layout" svg:width="0.993cm" svg:height="0.45cm" svg:x="14.985cm" svg:y="1.6cm" svg:viewBox="0 0 994 451" draw:points="497,451 0,451 0,0 994,0 994,451">
            <text:p/>
          </draw:polygon>
          <draw:path draw:style-name="gr14" draw:layer="layout" svg:width="0.386cm" svg:height="0.351cm" svg:x="15.007cm" svg:y="1.591cm" svg:viewBox="0 0 387 352" svg:d="m238 108c4-20 21-90 76-90 3 0 22 0 38 8-22 5-38 25-38 42 0 13 9 29 31 29 16 0 42-16 42-46 0-40-46-51-73-51-46 0-72 42-81 59-20-50-61-59-83-59-82 0-126 101-126 119 0 9 7 9 9 9 7 0 9-3 11-9 26-82 77-101 103-101 16 0 42 6 42 50 0 24-13 77-42 185-13 48-39 81-72 81-7 0-24 0-40-11 20-2 35-20 35-42 0-19-15-26-28-26-22 0-42 20-42 46 0 35 40 51 73 51 50 0 79-55 81-60 9 29 37 60 84 60 81 0 125-101 125-121 0-7-7-7-9-7-9 0-9 3-11 9-26 84-79 101-103 101-31 0-42-24-42-50 0-18 4-36 13-68z">
            <text:p/>
          </draw:path>
          <draw:path draw:style-name="gr14" draw:layer="layout" svg:width="0.498cm" svg:height="0.243cm" svg:x="15.453cm" svg:y="1.811cm" svg:viewBox="0 0 499 244" svg:d="m211 196c-4 11-9 28-9 31 0 13 11 17 20 17s18-7 20-11 7-22 11-33c2-11 9-35 11-50 2-11 6-22 9-36 6-24 6-24 17-41 18-27 44-58 86-58 31 0 33 25 33 38 0 33-24 92-33 116-4 16-7 20-7 29 0 29 25 46 51 46 55 0 79-75 79-81 0-9-9-9-9-9-8 0-8 4-11 11-13 42-35 64-57 64-11 0-13-7-13-18 0-13 2-20 11-44 7-17 29-75 29-105 0-9 0-31-20-47-9-8-24-15-51-15-48 0-77 33-94 55-5-46-44-55-71-55-46 0-77 29-92 48-4-37-35-48-59-48-22 0-36 18-42 29-13 19-20 52-20 55 0 6 7 6 9 6 9 0 9-2 13-15 7-33 18-60 40-60 13 0 17 11 17 27 0 11-4 31-9 46-4 13-8 35-13 48l-15 69c-2 8-7 22-7 22 0 13 9 17 18 17 11 0 20-7 22-11s6-22 11-33c2-11 6-35 11-50 2-11 6-22 9-36 6-22 6-26 24-48 13-22 39-51 81-51 31 0 31 29 31 38 0 13-2 22-9 50z">
            <text:p/>
          </draw:path>
        </draw:g>
        <draw:g>
          <svg:title>TexMaths</svg:title>
          <svg:desc>22§inline§x_3</svg:desc>
          <draw:polygon draw:style-name="gr13" draw:layer="layout" svg:width="0.751cm" svg:height="0.45cm" svg:x="5.784cm" svg:y="6cm" svg:viewBox="0 0 752 451" draw:points="376,451 0,451 0,0 752,0 752,451">
            <text:p/>
          </draw:polygon>
          <draw:path draw:style-name="gr14" draw:layer="layout" svg:width="0.386cm" svg:height="0.351cm" svg:x="5.806cm" svg:y="5.991cm" svg:viewBox="0 0 387 352" svg:d="m237 108c5-20 22-90 77-90 3 0 22 0 38 8-22 5-38 25-38 42 0 13 9 29 31 29 16 0 42-16 42-46 0-40-46-51-73-51-46 0-72 42-81 59-20-50-61-59-83-59-82 0-126 101-126 119 0 9 7 9 9 9 7 0 9-3 11-9 26-82 77-101 103-101 16 0 42 6 42 50 0 24-13 77-42 185-13 49-39 82-72 82-7 0-24 0-40-11 20-3 35-20 35-42 0-20-15-27-28-27-22 0-42 20-42 47 0 35 40 50 73 50 50 0 79-55 81-59 9 28 37 59 83 59 82 0 126-101 126-121 0-7-7-7-9-7-9 0-9 3-11 9-26 84-79 102-103 102-31 0-42-25-42-51 0-18 4-35 13-68z">
            <text:p/>
          </draw:path>
          <draw:path draw:style-name="gr14" draw:layer="layout" svg:width="0.25cm" svg:height="0.371cm" svg:x="6.257cm" svg:y="6.09cm" svg:viewBox="0 0 251 372" svg:d="m119 178c42 0 72 31 72 88 0 69-39 88-70 88-22 0-70-6-92-37 26-2 30-20 30-31 0-17-13-31-28-31s-31 11-31 33c0 51 57 84 123 84 75 0 128-51 128-106 0-42-36-83-95-97 57-19 77-61 77-94 0-42-50-75-110-75s-105 29-105 73c0 17 11 28 26 28 18 0 29-13 29-26 0-18-11-29-29-29 20-24 57-31 77-31 24 0 59 14 59 60 0 22-6 48-22 64-17 22-33 22-59 24-13 2-15 2-18 2s-6 0-6 7 6 6 15 6z">
            <text:p/>
          </draw:path>
        </draw:g>
        <draw:g>
          <svg:title>TexMaths</svg:title>
          <svg:desc>22§inline§x_1</svg:desc>
          <draw:polygon draw:style-name="gr13" draw:layer="layout" svg:width="0.751cm" svg:height="0.45cm" svg:x="2.983cm" svg:y="6.6cm" svg:viewBox="0 0 752 451" draw:points="376,451 0,451 0,0 752,0 752,451">
            <text:p/>
          </draw:polygon>
          <draw:path draw:style-name="gr14" draw:layer="layout" svg:width="0.386cm" svg:height="0.351cm" svg:x="3.005cm" svg:y="6.591cm" svg:viewBox="0 0 387 352" svg:d="m237 108c5-20 22-90 77-90 3 0 22 0 38 8-22 5-38 25-38 42 0 13 9 29 31 29 16 0 42-16 42-46 0-40-46-51-73-51-46 0-72 42-81 59-20-50-61-59-83-59-82 0-126 101-126 119 0 9 7 9 9 9 7 0 9-3 11-9 26-82 77-101 103-101 16 0 42 6 42 50 0 24-13 77-42 185-13 49-39 82-72 82-7 0-24 0-40-11 20-3 35-20 35-42 0-20-15-27-28-27-22 0-42 20-42 47 0 35 40 50 73 50 50 0 79-55 81-59 9 28 37 59 83 59 82 0 126-101 126-121 0-7-7-7-9-7-9 0-9 3-11 9-26 84-79 102-103 102-31 0-42-25-42-51 0-18 4-35 13-68z">
            <text:p/>
          </draw:path>
          <draw:path draw:style-name="gr14" draw:layer="layout" svg:width="0.197cm" svg:height="0.36cm" svg:x="3.487cm" svg:y="6.69cm" svg:viewBox="0 0 198 361" svg:d="m123 15c0-15-2-15-17-15-33 35-84 35-106 35v20c13 0 48 0 79-15v277c0 18 0 24-55 24h-20v20c9 0 77-2 97-2 16 0 84 2 97 2v-20h-20c-55 0-55-6-55-24z">
            <text:p/>
          </draw:path>
        </draw:g>
        <draw:g>
          <svg:title>TexMaths</svg:title>
          <svg:desc>22§inline§t_1</svg:desc>
          <draw:polygon draw:style-name="gr13" draw:layer="layout" svg:width="0.589cm" svg:height="0.593cm" svg:x="2.383cm" svg:y="7.599cm" svg:viewBox="0 0 590 594" draw:points="295,594 0,594 0,0 590,0 590,594">
            <text:p/>
          </draw:polygon>
          <draw:path draw:style-name="gr14" draw:layer="layout" svg:width="0.237cm" svg:height="0.494cm" svg:x="2.401cm" svg:y="7.59cm" svg:viewBox="0 0 238 495" svg:d="m143 176h73c15 0 22 0 22-15 0-9-7-9-22-9h-68c28-110 33-126 33-130 0-13-9-22-22-22-3 0-25 0-31 29l-31 123h-73c-15 0-24 0-24 13 0 11 7 11 22 11h68c-55 220-59 233-59 247 0 41 31 72 72 72 80 0 124-114 124-121s-7-6-11-6c-7 0-7 2-11 11-33 79-75 99-102 99-15 0-24-11-24-36 0-19 2-24 5-37z">
            <text:p/>
          </draw:path>
          <draw:path draw:style-name="gr14" draw:layer="layout" svg:width="0.197cm" svg:height="0.36cm" svg:x="2.722cm" svg:y="7.832cm" svg:viewBox="0 0 198 361" svg:d="m123 15c0-15-2-15-17-15-33 35-84 35-106 35v20c13 0 48 0 79-15v277c0 18 0 24-55 24h-20v20c9 0 77-2 97-2 16 0 84 2 97 2v-20h-20c-55 0-55-6-55-24z">
            <text:p/>
          </draw:path>
        </draw:g>
        <draw:g>
          <svg:title>TexMaths</svg:title>
          <svg:desc>22§inline§t_3</svg:desc>
          <draw:polygon draw:style-name="gr13" draw:layer="layout" svg:width="0.589cm" svg:height="0.593cm" svg:x="5.384cm" svg:y="7.599cm" svg:viewBox="0 0 590 594" draw:points="295,594 0,594 0,0 590,0 590,594">
            <text:p/>
          </draw:polygon>
          <draw:path draw:style-name="gr14" draw:layer="layout" svg:width="0.237cm" svg:height="0.494cm" svg:x="5.402cm" svg:y="7.59cm" svg:viewBox="0 0 238 495" svg:d="m143 176h73c15 0 22 0 22-15 0-9-7-9-22-9h-68c28-110 33-126 33-130 0-13-9-22-22-22-3 0-25 0-31 29l-31 123h-73c-15 0-24 0-24 13 0 11 7 11 22 11h68c-55 220-59 233-59 247 0 41 31 72 72 72 80 0 124-114 124-121s-7-6-11-6c-7 0-7 2-11 11-33 79-75 99-102 99-15 0-24-11-24-36 0-19 2-24 5-37z">
            <text:p/>
          </draw:path>
          <draw:path draw:style-name="gr14" draw:layer="layout" svg:width="0.25cm" svg:height="0.371cm" svg:x="5.694cm" svg:y="7.832cm" svg:viewBox="0 0 251 372" svg:d="m119 178c42 0 73 31 73 88 0 69-40 88-71 88-22 0-70-6-92-37 26-2 30-20 30-31 0-18-13-31-28-31s-31 11-31 33c0 51 57 84 123 84 75 0 128-51 128-106 0-42-35-83-95-97 58-19 77-61 77-94 0-42-50-75-110-75s-105 29-105 73c0 17 11 28 26 28 18 0 29-13 29-26 0-18-11-29-29-29 20-24 57-31 77-31 24 0 60 14 60 60 0 22-7 48-22 64-18 22-34 22-60 24-13 2-15 2-18 2s-6 0-6 7 6 6 15 6z">
            <text:p/>
          </draw:path>
        </draw:g>
        <draw:g>
          <svg:title>TexMaths</svg:title>
          <svg:desc>22§inline§t_m</svg:desc>
          <draw:polygon draw:style-name="gr13" draw:layer="layout" svg:width="0.831cm" svg:height="0.593cm" svg:x="15.083cm" svg:y="7.6cm" svg:viewBox="0 0 832 594" draw:points="416,594 0,594 0,0 832,0 832,594">
            <text:p/>
          </draw:polygon>
          <draw:path draw:style-name="gr14" draw:layer="layout" svg:width="0.237cm" svg:height="0.494cm" svg:x="15.101cm" svg:y="7.591cm" svg:viewBox="0 0 238 495" svg:d="m143 176h73c15 0 22 0 22-15 0-9-7-9-22-9h-69c29-110 33-126 33-130 0-13-8-22-22-22-2 0-24 0-30 29l-31 123h-73c-15 0-24 0-24 13 0 11 7 11 22 11h68c-55 220-59 233-59 246 0 42 31 73 72 73 80 0 124-115 124-121s-7-7-11-7c-7 0-7 2-11 11-33 79-75 99-102 99-15 0-24-11-24-35 0-20 2-24 5-37z">
            <text:p/>
          </draw:path>
          <draw:path draw:style-name="gr14" draw:layer="layout" svg:width="0.499cm" svg:height="0.243cm" svg:x="15.389cm" svg:y="7.954cm" svg:viewBox="0 0 500 244" svg:d="m211 196c-4 11-9 28-9 31 0 13 12 17 20 17s18-6 20-11 7-22 11-33c2-11 9-35 11-50 2-11 7-22 9-36 7-24 7-24 18-41 17-27 44-58 85-58 31 0 33 25 33 38 0 33-24 92-33 116-4 16-6 20-6 29 0 29 24 46 50 46 55 0 80-75 80-81 0-9-9-9-9-9-9 0-9 4-11 11-13 42-35 64-57 64-11 0-14-7-14-18 0-13 3-20 11-44 7-17 29-75 29-105 0-9 0-31-20-47-9-8-24-15-50-15-49 0-77 33-95 55-4-46-44-55-70-55-47 0-78 29-93 48-4-37-35-48-59-48-22 0-36 18-42 29-13 19-20 52-20 55 0 6 7 6 9 6 9 0 9-2 13-15 7-33 18-60 40-60 13 0 17 11 17 27 0 11-4 31-9 46-4 13-8 35-13 48l-15 69c-2 8-7 22-7 22 0 13 9 17 18 17 11 0 20-6 22-11s6-22 11-33c2-11 6-35 11-50 2-11 6-22 9-36 6-22 6-26 24-48 13-22 39-51 81-51 31 0 31 29 31 38 0 13-2 22-9 50z">
            <text:p/>
          </draw:path>
        </draw:g>
        <draw:g>
          <svg:title>TexMaths</svg:title>
          <svg:desc>22§inline§v_1</svg:desc>
          <draw:polygon draw:style-name="gr13" draw:layer="layout" svg:width="0.685cm" svg:height="0.45cm" svg:x="2.984cm" svg:y="9.9cm" svg:viewBox="0 0 686 451" draw:points="343,451 0,451 0,0 686,0 686,451">
            <text:p/>
          </draw:polygon>
          <draw:path draw:style-name="gr14" draw:layer="layout" svg:width="0.34cm" svg:height="0.351cm" svg:x="3.006cm" svg:y="9.891cm" svg:viewBox="0 0 341 352" svg:d="m341 55c0-42-20-55-35-55-18 0-38 20-38 37 0 11 5 16 13 25 16 15 27 35 27 61 0 33-49 212-139 212-39 0-57-27-57-69s20-99 44-163c7-13 9-24 9-39 0-35-24-64-62-64-74 0-103 112-103 119 0 9 9 9 9 9 9 0 9-3 13-14 22-79 55-96 79-96 5 0 18 0 18 24 0 20-7 39-13 55-33 90-44 125-44 158 0 84 68 97 103 97 132 0 176-257 176-297z">
            <text:p/>
          </draw:path>
          <draw:path draw:style-name="gr14" draw:layer="layout" svg:width="0.197cm" svg:height="0.36cm" svg:x="3.419cm" svg:y="9.99cm" svg:viewBox="0 0 198 361" svg:d="m123 15c0-15-2-15-17-15-33 35-84 35-106 35v20c13 0 48 0 79-15v277c0 18 0 24-55 24h-20v20c9 0 77-2 97-2 16 0 84 2 97 2v-20h-20c-55 0-55-6-55-24z">
            <text:p/>
          </draw:path>
        </draw:g>
        <draw:g>
          <svg:title>TexMaths</svg:title>
          <svg:desc>22§inline§v_3</svg:desc>
          <draw:polygon draw:style-name="gr13" draw:layer="layout" svg:width="0.685cm" svg:height="0.45cm" svg:x="5.785cm" svg:y="10.7cm" svg:viewBox="0 0 686 451" draw:points="343,451 0,451 0,0 686,0 686,451">
            <text:p/>
          </draw:polygon>
          <draw:path draw:style-name="gr14" draw:layer="layout" svg:width="0.34cm" svg:height="0.351cm" svg:x="5.807cm" svg:y="10.691cm" svg:viewBox="0 0 341 352" svg:d="m341 55c0-42-20-55-35-55-18 0-38 20-38 37 0 11 5 16 13 25 16 15 27 35 27 61 0 33-49 212-139 212-39 0-57-27-57-69s20-99 44-163c7-13 9-24 9-39 0-35-24-64-62-64-74 0-103 112-103 119 0 9 9 9 9 9 9 0 9-3 13-14 22-79 55-96 79-96 5 0 18 0 18 24 0 20-7 39-13 55-33 90-44 125-44 158 0 84 68 97 103 97 132 0 176-257 176-297z">
            <text:p/>
          </draw:path>
          <draw:path draw:style-name="gr14" draw:layer="layout" svg:width="0.25cm" svg:height="0.371cm" svg:x="6.19cm" svg:y="10.79cm" svg:viewBox="0 0 251 372" svg:d="m119 178c42 0 72 31 72 88 0 69-39 88-70 88-22 0-70-6-92-37 26-2 30-20 30-31 0-17-13-31-28-31s-31 11-31 33c0 51 57 84 123 84 75 0 128-51 128-106 0-42-36-83-95-97 57-19 77-61 77-94 0-42-51-75-110-75s-105 29-105 73c0 17 11 28 26 28 18 0 29-13 29-26 0-18-11-29-29-29 20-24 57-31 77-31 24 0 59 14 59 60 0 22-6 48-22 64-17 22-33 22-59 24-13 2-15 2-18 2s-6 0-6 7 6 6 15 6z">
            <text:p/>
          </draw:path>
        </draw:g>
        <draw:g>
          <svg:title>TexMaths</svg:title>
          <svg:desc>22§inline§v_m</svg:desc>
          <draw:polygon draw:style-name="gr13" draw:layer="layout" svg:width="0.925cm" svg:height="0.45cm" svg:x="14.786cm" svg:y="10.7cm" svg:viewBox="0 0 926 451" draw:points="464,451 0,451 0,0 926,0 926,451">
            <text:p/>
          </draw:polygon>
          <draw:path draw:style-name="gr14" draw:layer="layout" svg:width="0.34cm" svg:height="0.351cm" svg:x="14.808cm" svg:y="10.691cm" svg:viewBox="0 0 341 352" svg:d="m341 55c0-42-20-55-35-55-18 0-38 20-38 37 0 11 5 16 14 25 15 15 26 35 26 61 0 33-48 211-139 211-39 0-57-26-57-68s20-99 44-163c7-13 9-24 9-39 0-35-24-64-62-64-74 0-103 112-103 119 0 9 9 9 9 9 9 0 9-3 13-14 22-79 55-96 79-96 5 0 18 0 18 24 0 20-7 39-13 55-33 90-44 125-44 158 0 84 68 97 103 97 132 0 176-257 176-297z">
            <text:p/>
          </draw:path>
          <draw:path draw:style-name="gr14" draw:layer="layout" svg:width="0.498cm" svg:height="0.243cm" svg:x="15.189cm" svg:y="10.911cm" svg:viewBox="0 0 499 244" svg:d="m211 196c-4 11-9 28-9 31 0 13 11 17 20 17s18-7 20-11 7-22 11-33c2-11 9-35 11-50 2-11 7-22 9-36 6-24 6-24 17-41 18-27 44-58 86-58 31 0 33 25 33 38 0 33-24 92-33 116-4 16-6 20-6 29 0 29 24 46 50 46 55 0 79-75 79-81 0-9-9-9-9-9-8 0-8 4-11 11-13 42-35 64-57 64-11 0-13-7-13-18 0-13 2-20 11-44 7-17 29-75 29-105 0-9 0-31-20-47-9-8-24-15-51-15-48 0-77 33-94 55-5-46-44-55-71-55-46 0-77 29-92 48-4-37-35-48-59-48-22 0-36 18-42 29-13 19-20 52-20 55 0 6 7 6 9 6 9 0 9-2 13-15 7-33 18-60 40-60 13 0 17 11 17 27 0 11-4 31-9 46-4 13-8 35-13 48l-15 69c-2 8-7 22-7 22 0 13 9 17 18 17 11 0 20-7 22-11s6-22 11-33c2-11 6-35 11-50 2-11 6-22 9-36 6-22 6-26 24-48 13-22 39-51 81-51 31 0 31 29 31 38 0 13-2 22-9 50z">
            <text:p/>
          </draw:path>
        </draw:g>
        <draw:g>
          <svg:title>TexMaths</svg:title>
          <svg:desc>22§inline§(s_2, \tau_2)</svg:desc>
          <draw:polygon draw:style-name="gr13" draw:layer="layout" svg:width="2.346cm" svg:height="0.776cm" svg:x="2.732cm" svg:y="18.255cm" svg:viewBox="0 0 2347 777" draw:points="1175,777 0,777 0,0 2347,0 2347,777">
            <text:p/>
          </draw:polygon>
          <draw:path draw:style-name="gr14" draw:layer="layout" svg:width="0.179cm" svg:height="0.776cm" svg:x="2.809cm" svg:y="18.255cm" svg:viewBox="0 0 180 777" svg:d="m180 768c0-2 0-4-13-17-97-97-123-245-123-364 0-134 31-268 125-365 11-11 11-11 11-13 0-7-4-9-8-9-7 0-77 53-124 152-39 86-48 172-48 235 0 62 9 157 51 243 46 96 114 147 121 147 4 0 8-2 8-9z">
            <text:p/>
          </draw:path>
          <draw:path draw:style-name="gr14" draw:layer="layout" svg:width="0.285cm" svg:height="0.351cm" svg:x="3.075cm" svg:y="18.495cm" svg:viewBox="0 0 286 352" svg:d="m264 53c-22 0-37 17-37 35 0 11 6 22 24 22 15 0 35-13 35-44 0-35-33-66-92-66-104 0-132 79-132 114 0 60 57 71 81 75 40 9 79 18 79 60 0 20-17 86-110 86-11 0-70 0-88-42 29 4 49-18 49-40 0-17-14-28-29-28-20 0-44 17-44 52 0 44 44 75 110 75 128 0 156-94 156-130 0-26-13-46-24-57-20-20-42-24-77-31-29-6-59-13-59-46 0-24 19-70 88-70 19 0 57 4 70 35z">
            <text:p/>
          </draw:path>
          <draw:path draw:style-name="gr14" draw:layer="layout" svg:width="0.239cm" svg:height="0.36cm" svg:x="3.431cm" svg:y="18.594cm" svg:viewBox="0 0 240 361" svg:d="m240 262h-18c-2 11-6 44-15 48-5 5-46 5-53 5h-101c57-51 77-66 110-93 39-31 77-64 77-116 0-66-57-106-128-106-66 0-112 46-112 97 0 28 24 31 29 31 13 0 28-9 28-29 0-11-4-29-31-29 16-39 53-50 80-50 52 0 81 42 81 86 0 48-33 85-51 105l-132 128c-4 7-4 7-4 22h224z">
            <text:p/>
          </draw:path>
          <draw:path draw:style-name="gr14" draw:layer="layout" svg:width="0.089cm" svg:height="0.23cm" svg:x="3.812cm" svg:y="18.755cm" svg:viewBox="0 0 90 231" svg:d="m90 81c0-50-20-81-48-81-27 0-42 20-42 42 0 20 15 39 42 39 9 0 20-2 26-8 2-3 2-3 5-3 0 0 2 0 2 11 0 58-29 104-53 130-9 9-9 11-9 14 0 4 2 6 7 6 9 0 70-59 70-150z">
            <text:p/>
          </draw:path>
          <draw:path draw:style-name="gr14" draw:layer="layout" svg:width="0.375cm" svg:height="0.342cm" svg:x="4.111cm" svg:y="18.504cm" svg:viewBox="0 0 376 343" svg:d="m207 44h130c11 0 39 0 39-26 0-18-17-18-31-18h-217c-16 0-47 0-80 37-26 27-48 64-48 69 0 2 0 8 9 8 6 0 9-4 13-8 37-62 81-62 99-62h64l-77 251c-2 9-7 24-7 29 0 8 5 19 22 19 27 0 29-22 33-33z">
            <text:p/>
          </draw:path>
          <draw:path draw:style-name="gr14" draw:layer="layout" svg:width="0.239cm" svg:height="0.36cm" svg:x="4.463cm" svg:y="18.594cm" svg:viewBox="0 0 240 361" svg:d="m240 262h-18c-2 11-6 44-15 48-5 5-46 5-53 5h-101c57-51 77-66 110-93 39-31 77-64 77-116 0-66-57-106-128-106-66 0-112 46-112 97 0 28 24 31 29 31 13 0 28-9 28-29 0-11-4-29-31-29 16-39 53-50 80-50 52 0 81 42 81 86 0 48-33 85-51 105l-132 128c-4 7-4 7-4 22h224z">
            <text:p/>
          </draw:path>
          <draw:path draw:style-name="gr14" draw:layer="layout" svg:width="0.179cm" svg:height="0.776cm" svg:x="4.822cm" svg:y="18.255cm" svg:viewBox="0 0 180 777" svg:d="m180 387c0-59-8-154-50-242-49-94-115-145-121-145s-9 2-9 9c0 2 0 2 15 17 75 77 119 201 119 361 0 135-28 271-123 368-11 9-11 11-11 13 0 5 2 9 9 9s77-53 123-152c40-86 48-172 48-238z">
            <text:p/>
          </draw:path>
        </draw:g>
        <draw:g>
          <svg:title>TexMaths</svg:title>
          <svg:desc>22§inline§(s_4, \tau_4)</svg:desc>
          <draw:polygon draw:style-name="gr13" draw:layer="layout" svg:width="2.346cm" svg:height="0.776cm" svg:x="8.134cm" svg:y="14.655cm" svg:viewBox="0 0 2347 777" draw:points="1175,777 0,777 0,0 2347,0 2347,777">
            <text:p/>
          </draw:polygon>
          <draw:path draw:style-name="gr14" draw:layer="layout" svg:width="0.179cm" svg:height="0.776cm" svg:x="8.211cm" svg:y="14.655cm" svg:viewBox="0 0 180 777" svg:d="m180 768c0-2 0-4-13-17-97-97-123-245-123-364 0-134 31-268 125-365 11-11 11-11 11-13 0-7-4-9-8-9-7 0-77 53-124 152-39 86-48 172-48 235 0 62 9 157 51 243 46 96 114 147 121 147 4 0 8-2 8-9z">
            <text:p/>
          </draw:path>
          <draw:path draw:style-name="gr14" draw:layer="layout" svg:width="0.285cm" svg:height="0.351cm" svg:x="8.477cm" svg:y="14.895cm" svg:viewBox="0 0 286 352" svg:d="m264 53c-22 0-37 17-37 35 0 11 6 22 24 22 15 0 35-13 35-44 0-35-33-66-92-66-104 0-132 79-132 114 0 60 57 71 81 75 40 9 79 18 79 60 0 20-17 86-110 86-11 0-70 0-88-42 29 4 49-18 49-40 0-17-14-28-29-28-20 0-44 17-44 52 0 44 44 75 110 75 128 0 156-94 156-130 0-26-13-46-24-57-20-20-42-24-77-31-29-6-59-13-59-46 0-24 19-70 88-70 19 0 57 4 70 35z">
            <text:p/>
          </draw:path>
          <draw:path draw:style-name="gr14" draw:layer="layout" svg:width="0.265cm" svg:height="0.364cm" svg:x="8.82cm" svg:y="14.987cm" svg:viewBox="0 0 266 365" svg:d="m266 277v-19h-59v-243c0-11 0-15-13-15-7 0-9 0-14 7l-180 251v19h161v44c0 20 0 27-44 27h-16v17c27 0 62-2 82-2s55 2 81 2v-17h-13c-44 0-44-7-44-27v-44zm-103-218v199h-143z">
            <text:p/>
          </draw:path>
          <draw:path draw:style-name="gr14" draw:layer="layout" svg:width="0.089cm" svg:height="0.23cm" svg:x="9.214cm" svg:y="15.155cm" svg:viewBox="0 0 90 231" svg:d="m90 81c0-50-20-81-48-81-27 0-42 20-42 42 0 20 15 39 42 39 9 0 20-2 26-8 2-3 2-3 5-3 0 0 2 0 2 11 0 58-29 104-53 130-9 9-9 11-9 14 0 4 2 6 7 6 9 0 70-59 70-150z">
            <text:p/>
          </draw:path>
          <draw:path draw:style-name="gr14" draw:layer="layout" svg:width="0.375cm" svg:height="0.342cm" svg:x="9.513cm" svg:y="14.904cm" svg:viewBox="0 0 376 343" svg:d="m207 44h130c11 0 39 0 39-26 0-18-17-18-31-18h-217c-16 0-47 0-80 37-26 27-48 64-48 69 0 2 0 8 9 8 6 0 9-4 13-8 37-62 81-62 99-62h64l-77 251c-2 9-7 24-7 29 0 8 5 19 22 19 27 0 29-22 33-33z">
            <text:p/>
          </draw:path>
          <draw:path draw:style-name="gr14" draw:layer="layout" svg:width="0.265cm" svg:height="0.364cm" svg:x="9.852cm" svg:y="14.987cm" svg:viewBox="0 0 266 365" svg:d="m266 277v-19h-59v-243c0-11 0-15-13-15-7 0-9 0-14 7l-180 251v19h161v44c0 20 0 27-44 27h-16v17c27 0 62-2 82-2s55 2 81 2v-17h-13c-44 0-44-7-44-27v-44zm-103-218v199h-143z">
            <text:p/>
          </draw:path>
          <draw:path draw:style-name="gr14" draw:layer="layout" svg:width="0.179cm" svg:height="0.776cm" svg:x="10.224cm" svg:y="14.655cm" svg:viewBox="0 0 180 777" svg:d="m180 387c0-59-8-154-50-242-49-94-115-145-121-145s-9 2-9 9c0 2 0 2 15 17 75 77 119 201 119 361 0 135-28 271-123 368-11 9-11 11-11 13 0 5 2 9 9 9s77-53 123-152c40-86 48-172 48-238z">
            <text:p/>
          </draw:path>
        </draw:g>
        <draw:g>
          <svg:title>TexMaths</svg:title>
          <svg:desc>22§inline§(s_5, \tau_5)</svg:desc>
          <draw:polygon draw:style-name="gr13" draw:layer="layout" svg:width="2.346cm" svg:height="0.776cm" svg:x="15.635cm" svg:y="15.455cm" svg:viewBox="0 0 2347 777" draw:points="1175,777 0,777 0,0 2347,0 2347,777">
            <text:p/>
          </draw:polygon>
          <draw:path draw:style-name="gr14" draw:layer="layout" svg:width="0.179cm" svg:height="0.776cm" svg:x="15.712cm" svg:y="15.455cm" svg:viewBox="0 0 180 777" svg:d="m180 768c0-2 0-4-13-17-97-97-123-245-123-364 0-134 31-268 125-365 11-11 11-11 11-13 0-7-4-9-8-9-7 0-77 53-124 152-39 86-48 172-48 235 0 62 9 157 51 243 46 96 114 147 121 147 4 0 8-2 8-9z">
            <text:p/>
          </draw:path>
          <draw:path draw:style-name="gr14" draw:layer="layout" svg:width="0.285cm" svg:height="0.351cm" svg:x="15.978cm" svg:y="15.695cm" svg:viewBox="0 0 286 352" svg:d="m264 53c-22 0-37 17-37 35 0 11 6 22 24 22 15 0 35-13 35-44 0-35-33-66-92-66-104 0-132 79-132 114 0 60 57 71 81 75 40 9 79 18 79 60 0 20-17 86-110 86-11 0-70 0-88-42 29 4 49-18 49-40 0-17-14-28-29-28-20 0-44 17-44 52 0 44 44 75 110 75 128 0 156-94 156-130 0-26-13-46-24-57-20-20-42-24-77-31-29-6-59-13-59-46 0-24 19-70 88-70 19 0 57 4 70 35z">
            <text:p/>
          </draw:path>
          <draw:path draw:style-name="gr14" draw:layer="layout" svg:width="0.239cm" svg:height="0.371cm" svg:x="16.334cm" svg:y="15.794cm" svg:viewBox="0 0 240 372" svg:d="m51 57c26 7 44 7 52 7 71 0 115-49 115-57 0-5-5-7-7-7s-2 0-4 2c-13 5-42 16-84 16-15 0-44-3-79-16-4-2-7-2-7-2-6 0-6 7-6 15v161c0 9 0 15 9 15 4 0 4-2 11-8 22-29 55-33 74-33 33 0 49 26 51 28 9 20 13 40 13 71 0 17 0 48-17 72-14 20-38 33-64 33-35 0-71-19-84-55 20 3 31-13 31-26 0-24-20-29-29-29 0 0-26 0-26 29 0 51 44 99 110 99 68 0 130-53 130-121 0-62-46-117-115-117-24 0-50 5-74 27z">
            <text:p/>
          </draw:path>
          <draw:path draw:style-name="gr14" draw:layer="layout" svg:width="0.089cm" svg:height="0.23cm" svg:x="16.715cm" svg:y="15.955cm" svg:viewBox="0 0 90 231" svg:d="m90 81c0-50-20-81-48-81-27 0-42 20-42 42 0 20 15 39 42 39 9 0 20-2 26-8 2-3 2-3 5-3 0 0 2 0 2 11 0 58-29 104-53 130-9 9-9 11-9 14 0 4 2 6 7 6 9 0 70-59 70-150z">
            <text:p/>
          </draw:path>
          <draw:path draw:style-name="gr14" draw:layer="layout" svg:width="0.375cm" svg:height="0.342cm" svg:x="17.014cm" svg:y="15.704cm" svg:viewBox="0 0 376 343" svg:d="m207 44h130c11 0 39 0 39-26 0-18-17-18-31-18h-217c-16 0-47 0-80 37-26 27-48 64-48 69 0 2 0 8 9 8 6 0 9-4 13-8 37-62 81-62 99-62h64l-77 251c-2 9-7 24-7 29 0 8 5 19 22 19 27 0 29-22 33-33z">
            <text:p/>
          </draw:path>
          <draw:path draw:style-name="gr14" draw:layer="layout" svg:width="0.239cm" svg:height="0.371cm" svg:x="17.366cm" svg:y="15.794cm" svg:viewBox="0 0 240 372" svg:d="m51 57c26 7 44 7 52 7 71 0 115-49 115-57 0-5-5-7-7-7s-2 0-4 2c-13 5-42 16-84 16-15 0-44-3-79-16-4-2-7-2-7-2-6 0-6 7-6 15v161c0 9 0 15 9 15 4 0 4-2 11-8 22-29 55-33 74-33 33 0 49 26 51 28 9 20 13 40 13 71 0 17 0 48-17 72-14 20-38 33-64 33-35 0-71-19-84-55 20 3 31-13 31-26 0-24-20-29-29-29 0 0-26 0-26 29 0 51 44 99 110 99 68 0 130-53 130-121 0-62-46-117-115-117-24 0-50 5-74 27z">
            <text:p/>
          </draw:path>
          <draw:path draw:style-name="gr14" draw:layer="layout" svg:width="0.179cm" svg:height="0.776cm" svg:x="17.725cm" svg:y="15.455cm" svg:viewBox="0 0 180 777" svg:d="m180 387c0-59-8-154-50-242-49-94-115-145-121-145s-9 2-9 9c0 2 0 2 15 17 75 77 119 201 119 361 0 135-28 271-123 368-11 9-11 11-11 13 0 5 2 9 9 9s77-53 123-152c40-86 48-172 48-238z">
            <text:p/>
          </draw:path>
        </draw:g>
        <draw:g>
          <svg:title>TexMaths</svg:title>
          <svg:desc>22§inline§(s_3, \tau_3)</svg:desc>
          <draw:polygon draw:style-name="gr13" draw:layer="layout" svg:width="2.346cm" svg:height="0.776cm" svg:x="8.033cm" svg:y="19.155cm" svg:viewBox="0 0 2347 777" draw:points="1175,777 0,777 0,0 2347,0 2347,777">
            <text:p/>
          </draw:polygon>
          <draw:path draw:style-name="gr14" draw:layer="layout" svg:width="0.179cm" svg:height="0.776cm" svg:x="8.11cm" svg:y="19.155cm" svg:viewBox="0 0 180 777" svg:d="m180 768c0-2 0-4-13-17-97-97-123-245-123-364 0-134 31-268 125-365 11-11 11-11 11-13 0-7-4-9-8-9-7 0-77 53-124 152-39 86-48 172-48 235 0 62 9 157 51 243 46 96 114 147 121 147 4 0 8-2 8-9z">
            <text:p/>
          </draw:path>
          <draw:path draw:style-name="gr14" draw:layer="layout" svg:width="0.285cm" svg:height="0.351cm" svg:x="8.376cm" svg:y="19.395cm" svg:viewBox="0 0 286 352" svg:d="m264 53c-22 0-37 17-37 35 0 11 6 22 24 22 15 0 35-13 35-44 0-35-33-66-92-66-104 0-132 79-132 114 0 60 57 71 81 75 40 9 79 18 79 60 0 20-17 86-110 86-11 0-70 0-88-42 29 4 49-18 49-40 0-17-14-28-29-28-20 0-44 17-44 52 0 44 44 75 110 75 128 0 156-94 156-130 0-26-13-46-24-57-20-20-42-24-77-31-29-6-59-13-59-46 0-24 19-70 88-70 19 0 57 4 70 35z">
            <text:p/>
          </draw:path>
          <draw:path draw:style-name="gr14" draw:layer="layout" svg:width="0.25cm" svg:height="0.371cm" svg:x="8.728cm" svg:y="19.494cm" svg:viewBox="0 0 251 372" svg:d="m119 178c42 0 72 31 72 88 0 69-39 88-70 88-22 0-70-6-92-37 26-2 30-20 30-31 0-17-13-31-28-31s-31 11-31 33c0 51 57 84 123 84 75 0 128-51 128-106 0-41-35-83-95-97 57-19 77-61 77-94 0-42-50-75-110-75s-105 29-105 73c0 17 11 28 26 28 18 0 29-13 29-26 0-18-11-29-29-29 20-24 57-31 77-31 24 0 59 14 59 60 0 22-6 48-22 64-17 22-33 22-59 24-13 2-15 2-18 2s-6 0-6 7 6 6 15 6z">
            <text:p/>
          </draw:path>
          <draw:path draw:style-name="gr14" draw:layer="layout" svg:width="0.089cm" svg:height="0.23cm" svg:x="9.113cm" svg:y="19.655cm" svg:viewBox="0 0 90 231" svg:d="m90 81c0-50-20-81-48-81-27 0-42 20-42 42 0 20 15 39 42 39 9 0 20-2 26-8 2-3 2-3 5-3 0 0 2 0 2 11 0 58-29 104-53 130-9 9-9 11-9 14 0 4 2 6 7 6 9 0 70-59 70-150z">
            <text:p/>
          </draw:path>
          <draw:path draw:style-name="gr14" draw:layer="layout" svg:width="0.375cm" svg:height="0.342cm" svg:x="9.412cm" svg:y="19.404cm" svg:viewBox="0 0 376 343" svg:d="m207 44h130c11 0 39 0 39-26 0-18-17-18-31-18h-217c-16 0-47 0-80 37-26 27-48 64-48 69 0 2 0 8 9 8 6 0 9-4 13-8 37-62 81-62 99-62h64l-77 251c-2 9-7 24-7 29 0 8 5 19 22 19 27 0 29-22 33-33z">
            <text:p/>
          </draw:path>
          <draw:path draw:style-name="gr14" draw:layer="layout" svg:width="0.25cm" svg:height="0.371cm" svg:x="9.76cm" svg:y="19.494cm" svg:viewBox="0 0 251 372" svg:d="m119 178c42 0 72 31 72 88 0 69-39 88-70 88-22 0-70-6-92-37 26-2 30-20 30-31 0-17-13-31-28-31s-31 11-31 33c0 51 57 84 123 84 75 0 128-51 128-106 0-41-35-83-95-97 57-19 77-61 77-94 0-42-50-75-110-75s-105 29-105 73c0 17 11 28 26 28 18 0 29-13 29-26 0-18-11-29-29-29 20-24 57-31 77-31 24 0 59 14 59 60 0 22-6 48-22 64-17 22-33 22-59 24-13 2-15 2-18 2s-6 0-6 7 6 6 15 6z">
            <text:p/>
          </draw:path>
          <draw:path draw:style-name="gr14" draw:layer="layout" svg:width="0.179cm" svg:height="0.776cm" svg:x="10.123cm" svg:y="19.155cm" svg:viewBox="0 0 180 777" svg:d="m180 387c0-59-8-154-50-242-49-94-115-145-121-145s-9 2-9 9c0 2 0 2 15 17 75 77 119 201 119 361 0 135-28 271-123 368-11 9-11 11-11 13 0 5 2 9 9 9s77-53 123-152c40-86 48-172 48-238z">
            <text:p/>
          </draw:path>
        </draw:g>
        <draw:g>
          <svg:title>TexMaths</svg:title>
          <svg:desc>22§inline§\omega_1</svg:desc>
          <draw:polygon draw:style-name="gr13" draw:layer="layout" svg:width="0.791cm" svg:height="0.45cm" svg:x="3.635cm" svg:y="23.301cm" svg:viewBox="0 0 792 451" draw:points="396,451 0,451 0,0 792,0 792,451">
            <text:p/>
          </draw:polygon>
          <draw:path draw:style-name="gr14" draw:layer="layout" svg:width="0.459cm" svg:height="0.351cm" svg:x="3.644cm" svg:y="23.292cm" svg:viewBox="0 0 460 352" svg:d="m460 55c0-35-13-55-31-55-20 0-42 18-42 37 0 7 5 16 13 22 14 11 27 33 27 66 0 31-16 75-40 111-22 33-50 59-88 59-44 0-68-26-75-68 9-22 27-71 27-93 0-9-5-17-13-17-7 0-16 2-22 13-9 15-18 66-18 94-26 38-57 71-106 71-50 0-68-44-68-88 0-97 79-178 79-189 0-9-6-16-13-16-11 0-15 11-22 18-39 57-68 149-68 220 0 55 18 112 81 112 55 0 93-39 119-81 9 44 38 81 86 81 62 0 99-48 125-105 20-38 49-144 49-192z">
            <text:p/>
          </draw:path>
          <draw:path draw:style-name="gr14" draw:layer="layout" svg:width="0.197cm" svg:height="0.36cm" svg:x="4.178cm" svg:y="23.391cm" svg:viewBox="0 0 198 361" svg:d="m123 15c0-15-2-15-17-15-33 35-84 35-106 35v20c13 0 48 0 79-15v277c0 18 0 24-55 24h-20v20c9 0 77-2 97-2 16 0 84 2 97 2v-20h-20c-55 0-55-6-55-24z">
            <text:p/>
          </draw:path>
        </draw:g>
        <draw:g>
          <svg:title>TexMaths</svg:title>
          <svg:desc>22§inline§\omega_2 = 0</svg:desc>
          <draw:polygon draw:style-name="gr13" draw:layer="layout" svg:width="2.254cm" svg:height="0.615cm" svg:x="4.835cm" svg:y="24.109cm" svg:viewBox="0 0 2255 616" draw:points="1126,616 0,616 0,0 2255,0 2255,616">
            <text:p/>
          </draw:polygon>
          <draw:path draw:style-name="gr14" draw:layer="layout" svg:width="0.459cm" svg:height="0.351cm" svg:x="4.844cm" svg:y="24.265cm" svg:viewBox="0 0 460 352" svg:d="m460 55c0-35-13-55-31-55-20 0-42 18-42 37 0 7 5 16 13 22 14 11 27 33 27 66 0 31-16 75-40 111-22 33-50 59-88 59-44 0-68-26-75-68 9-22 27-71 27-93 0-9-5-17-13-17-7 0-16 2-22 13-9 15-18 66-18 95-26 37-57 70-106 70-50 0-68-44-68-88 0-97 79-178 79-189 0-9-6-16-13-16-11 0-15 11-22 18-39 57-68 150-68 220 0 55 18 112 81 112 55 0 93-39 119-81 9 44 38 81 86 81 62 0 99-48 125-105 20-38 49-144 49-192z">
            <text:p/>
          </draw:path>
          <draw:path draw:style-name="gr14" draw:layer="layout" svg:width="0.239cm" svg:height="0.36cm" svg:x="5.352cm" svg:y="24.364cm" svg:viewBox="0 0 240 361" svg:d="m240 262h-18c-2 11-6 44-15 48-5 5-46 5-53 5h-101c57-51 77-66 110-93 39-30 77-64 77-116 0-66-57-106-128-106-66 0-112 46-112 97 0 28 24 31 29 31 13 0 28-9 28-29 0-11-4-29-31-29 16-39 53-50 80-50 52 0 81 42 81 86 0 48-33 86-51 105l-132 128c-4 7-4 7-4 22h224z">
            <text:p/>
          </draw:path>
          <draw:path draw:style-name="gr14" draw:layer="layout" svg:width="0.516cm" svg:height="0.182cm" svg:x="5.926cm" svg:y="24.324cm" svg:viewBox="0 0 517 183" svg:d="m491 31c11 0 26 0 26-16s-15-15-26-15h-465c-11 0-26 0-26 15s15 16 26 16zm0 152c11 0 26 0 26-18 0-15-15-15-26-15h-465c-11 0-26 0-26 15 0 18 15 18 26 18z">
            <text:p/>
          </draw:path>
          <draw:path draw:style-name="gr14" draw:layer="layout" svg:width="0.327cm" svg:height="0.534cm" svg:x="6.731cm" svg:y="24.091cm" svg:viewBox="0 0 328 535" svg:d="m328 269c0-62-5-124-33-181-35-75-99-88-132-88-46 0-101 20-134 92-25 53-29 115-29 177 0 59 2 127 35 187 33 64 90 79 128 79 42 0 101-18 134-90 26-55 31-115 31-176zm-165 248c-31 0-75-19-90-94-9-47-9-117-9-163 0-51 0-101 6-143 16-93 73-99 93-99 26 0 77 13 92 90 7 44 7 103 7 152 0 57 0 110-9 160-11 73-55 97-90 97z">
            <text:p/>
          </draw:path>
        </draw:g>
        <draw:g>
          <svg:title>TexMaths</svg:title>
          <svg:desc>22§inline§\omega_3</svg:desc>
          <draw:polygon draw:style-name="gr13" draw:layer="layout" svg:width="0.791cm" svg:height="0.45cm" svg:x="8.137cm" svg:y="23.502cm" svg:viewBox="0 0 792 451" draw:points="396,451 0,451 0,0 792,0 792,451">
            <text:p/>
          </draw:polygon>
          <draw:path draw:style-name="gr14" draw:layer="layout" svg:width="0.459cm" svg:height="0.351cm" svg:x="8.146cm" svg:y="23.493cm" svg:viewBox="0 0 460 352" svg:d="m460 55c0-35-13-55-31-55-20 0-42 18-42 37 0 7 5 16 13 22 14 11 27 33 27 66 0 31-16 75-40 111-22 33-50 59-88 59-44 0-68-26-75-68 9-22 27-71 27-93 0-9-5-17-13-17-7 0-16 2-22 13-9 15-18 66-18 94-26 38-57 71-106 71-50 0-68-44-68-88 0-97 79-178 79-189 0-9-6-16-13-16-11 0-15 11-22 18-39 57-68 149-68 220 0 55 18 112 81 112 55 0 93-39 119-81 9 44 38 81 86 81 62 0 99-48 125-105 20-38 49-144 49-192z">
            <text:p/>
          </draw:path>
          <draw:path draw:style-name="gr14" draw:layer="layout" svg:width="0.25cm" svg:height="0.371cm" svg:x="8.65cm" svg:y="23.592cm" svg:viewBox="0 0 251 372" svg:d="m119 178c42 0 72 31 72 88 0 69-39 88-70 88-22 0-70-6-92-37 26-2 30-20 30-31 0-17-13-31-28-31s-31 11-31 33c0 51 57 84 123 84 75 0 128-51 128-106 0-42-35-83-95-97 57-19 77-61 77-94 0-42-50-75-110-75s-105 29-105 73c0 17 11 28 26 28 18 0 29-13 29-26 0-18-11-29-29-29 20-24 57-31 77-31 24 0 59 14 59 60 0 22-6 48-22 64-17 22-33 22-59 24-13 2-15 2-18 2s-6 0-6 7 6 6 15 6z">
            <text:p/>
          </draw:path>
        </draw:g>
        <draw:g>
          <svg:title>TexMaths</svg:title>
          <svg:desc>22§inline§\omega_4 = 0</svg:desc>
          <draw:polygon draw:style-name="gr13" draw:layer="layout" svg:width="2.254cm" svg:height="0.615cm" svg:x="12.136cm" svg:y="23.91cm" svg:viewBox="0 0 2255 616" draw:points="1126,616 0,616 0,0 2255,0 2255,616">
            <text:p/>
          </draw:polygon>
          <draw:path draw:style-name="gr14" draw:layer="layout" svg:width="0.459cm" svg:height="0.351cm" svg:x="12.145cm" svg:y="24.066cm" svg:viewBox="0 0 460 352" svg:d="m460 55c0-35-13-55-31-55-20 0-42 18-42 37 0 7 5 16 13 22 14 11 27 33 27 66 0 31-16 75-40 111-22 33-50 59-88 59-44 0-68-26-75-68 9-22 27-71 27-93 0-9-5-17-13-17-7 0-16 2-22 13-9 15-18 66-18 95-26 37-57 70-106 70-50 0-68-44-68-88 0-97 79-178 79-189 0-9-6-16-13-16-11 0-15 11-22 18-39 57-68 150-68 220 0 55 18 112 81 112 55 0 93-39 119-81 9 44 38 81 86 81 62 0 99-48 125-105 20-38 49-144 49-192z">
            <text:p/>
          </draw:path>
          <draw:path draw:style-name="gr14" draw:layer="layout" svg:width="0.265cm" svg:height="0.364cm" svg:x="12.64cm" svg:y="24.161cm" svg:viewBox="0 0 266 365" svg:d="m266 277v-19h-59v-243c0-11 0-15-13-15-7 0-9 0-14 7l-180 251v19h161v44c0 20 0 27-44 27h-16v17c27 0 62-2 82-2s55 2 81 2v-17h-13c-44 0-44-7-44-27v-44zm-103-218v199h-143z">
            <text:p/>
          </draw:path>
          <draw:path draw:style-name="gr14" draw:layer="layout" svg:width="0.516cm" svg:height="0.182cm" svg:x="13.227cm" svg:y="24.125cm" svg:viewBox="0 0 517 183" svg:d="m491 31c11 0 26 0 26-16s-15-15-26-15h-465c-11 0-26 0-26 15s15 16 26 16zm0 152c11 0 26 0 26-18 0-15-15-15-26-15h-465c-11 0-26 0-26 15 0 18 15 18 26 18z">
            <text:p/>
          </draw:path>
          <draw:path draw:style-name="gr14" draw:layer="layout" svg:width="0.327cm" svg:height="0.534cm" svg:x="14.032cm" svg:y="23.892cm" svg:viewBox="0 0 328 535" svg:d="m328 269c0-62-5-124-33-181-35-75-99-88-132-88-46 0-101 20-134 92-25 53-29 115-29 177 0 59 2 127 35 187 33 64 90 79 128 79 42 0 101-18 134-90 26-55 31-115 31-176zm-165 248c-31 0-75-19-90-94-9-47-9-117-9-163 0-51 0-102 6-143 16-93 73-99 93-99 26 0 77 13 92 90 7 44 7 103 7 152 0 57 0 110-9 160-11 73-55 97-90 97z">
            <text:p/>
          </draw:path>
        </draw:g>
        <presentation:notes draw:style-name="dp2">
          <office:forms form:automatic-focus="false" form:apply-design-mode="false"/>
          <draw:page-thumbnail draw:style-name="gr15" draw:layer="layout" svg:width="0.001cm" svg:height="0.001cm" svg:x="0cm" svg:y="1.93cm" draw:page-number="1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2.859cm" svg:height="2.095cm" svg:x="1.269cm" svg:y="-2.339cm" presentation:class="title">
          <draw:text-box>
            <text:p>Stop&amp;Go model</text:p>
          </draw:text-box>
        </draw:frame>
        <draw:g>
          <draw:line draw:style-name="gr1" draw:text-style-name="P3" draw:layer="layout" svg:x1="2.113cm" svg:y1="8.498cm" svg:x2="18.564cm" svg:y2="8.498cm">
            <text:p/>
          </draw:line>
          <draw:line draw:style-name="gr1" draw:text-style-name="P3" draw:layer="layout" svg:x1="2.139cm" svg:y1="8.55cm" svg:x2="2.103cm" svg:y2="1.468cm">
            <text:p/>
          </draw:line>
          <draw:custom-shape draw:style-name="gr2" draw:text-style-name="P3" draw:layer="layout" svg:width="0.34cm" svg:height="0.339cm" svg:x="2.522cm" svg:y="7.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4cm" svg:x="4.021cm" svg:y="6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1cm" svg:height="0.339cm" svg:x="5.521cm" svg:y="6.8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7.02cm" svg:y="6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8.521cm" svg:y="5.1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4cm" svg:x="10.02cm" svg:y="3.0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1cm" svg:height="0.338cm" svg:x="11.52cm" svg:y="2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13.019cm" svg:y="3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14.518cm" svg:y="2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4" draw:layer="layout" svg:width="1.713cm" svg:height="1.041cm" svg:x="8.192cm" svg:y="8.822cm">
            <draw:text-box>
              <text:p><text:span text:style-name="T1">time</text:span></text:p>
            </draw:text-box>
          </draw:frame>
          <draw:frame draw:style-name="gr16" draw:text-style-name="P4" draw:layer="layout" svg:width="5.531cm" svg:height="0.954cm" draw:transform="rotate (1.5707963267949) translate (0.661cm 7.816cm)">
            <draw:text-box>
              <text:p><text:span text:style-name="T1">Cumulative offset</text:span></text:p>
            </draw:text-box>
          </draw:frame>
          <draw:line draw:style-name="gr1" draw:text-style-name="P3" draw:layer="layout" svg:x1="2.092cm" svg:y1="12.498cm" svg:x2="18.543cm" svg:y2="12.498cm">
            <text:p/>
          </draw:line>
          <draw:line draw:style-name="gr1" draw:text-style-name="P3" draw:layer="layout" svg:x1="2.118cm" svg:y1="12.55cm" svg:x2="2.104cm" svg:y2="9.72cm">
            <text:p/>
          </draw:line>
          <draw:custom-shape draw:style-name="gr2" draw:text-style-name="P3" draw:layer="layout" svg:width="0.34cm" svg:height="0.339cm" svg:x="2.52cm" svg:y="10.8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4.021cm" svg:y="11.9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1cm" svg:height="0.339cm" svg:x="5.52cm" svg:y="12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7.019cm" svg:y="12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8.519cm" svg:y="10.4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10.02cm" svg:y="12.2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1cm" svg:height="0.339cm" svg:x="11.519cm" svg:y="11.7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13.018cm" svg:y="12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14.517cm" svg:y="12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4" draw:layer="layout" svg:width="2.127cm" svg:height="0.954cm" draw:transform="rotate (1.5707963267949) translate (0.661cm 12.117cm)">
            <draw:text-box>
              <text:p><text:span text:style-name="T1">speed</text:span></text:p>
            </draw:text-box>
          </draw:frame>
          <draw:frame draw:style-name="gr10" draw:text-style-name="P3" draw:layer="layout" svg:width="0.6cm" svg:height="0.669cm" svg:x="2.383cm" svg:y="8.79cm">
            <draw:image xlink:href="Pictures/1000020100000096000000A725748131.png" xlink:type="simple" xlink:show="embed" xlink:actuate="onLoad">
              <text:p/>
            </draw:image>
          </draw:frame>
          <draw:frame draw:style-name="gr11" draw:text-style-name="P3" draw:layer="layout" svg:width="0.6cm" svg:height="0.669cm" svg:x="5.384cm" svg:y="8.79cm">
            <draw:image xlink:href="Pictures/1000020100000096000000A7F3E110A3.png" xlink:type="simple" xlink:show="embed" xlink:actuate="onLoad">
              <text:p/>
            </draw:image>
          </draw:frame>
          <draw:frame draw:style-name="gr12" draw:text-style-name="P3" draw:layer="layout" svg:width="0.87cm" svg:height="0.669cm" svg:x="15.083cm" svg:y="8.791cm">
            <draw:image xlink:href="Pictures/10000201000000D9000000A7578B8E4F.png" xlink:type="simple" xlink:show="embed" xlink:actuate="onLoad">
              <text:p/>
            </draw:image>
          </draw:frame>
          <draw:frame draw:style-name="gr18" draw:text-style-name="P3" draw:layer="layout" svg:width="0.733cm" svg:height="0.532cm" svg:x="2.983cm" svg:y="7.791cm">
            <draw:image xlink:href="Pictures/10000201000000B700000085631B544A.png" xlink:type="simple" xlink:show="embed" xlink:actuate="onLoad">
              <text:p/>
            </draw:image>
          </draw:frame>
          <draw:frame draw:style-name="gr19" draw:text-style-name="P3" draw:layer="layout" svg:width="0.733cm" svg:height="0.532cm" svg:x="5.784cm" svg:y="7.191cm">
            <draw:image xlink:href="Pictures/10000201000000B700000085E9F110AA.png" xlink:type="simple" xlink:show="embed" xlink:actuate="onLoad">
              <text:p/>
            </draw:image>
          </draw:frame>
          <draw:frame draw:style-name="gr20" draw:text-style-name="P3" draw:layer="layout" svg:width="1.003cm" svg:height="0.532cm" svg:x="14.985cm" svg:y="2.791cm">
            <draw:image xlink:href="Pictures/10000201000000FA000000850DE6F57F.png" xlink:type="simple" xlink:show="embed" xlink:actuate="onLoad">
              <text:p/>
            </draw:image>
          </draw:frame>
          <draw:frame draw:style-name="gr21" draw:text-style-name="P3" draw:layer="layout" svg:width="0.733cm" svg:height="0.532cm" svg:x="2.984cm" svg:y="10.891cm">
            <draw:image xlink:href="Pictures/10000201000000B700000085EF355466.png" xlink:type="simple" xlink:show="embed" xlink:actuate="onLoad">
              <text:p/>
            </draw:image>
          </draw:frame>
          <draw:frame draw:style-name="gr22" draw:text-style-name="P3" draw:layer="layout" svg:width="0.733cm" svg:height="0.532cm" svg:x="5.785cm" svg:y="11.691cm">
            <draw:image xlink:href="Pictures/10000201000000B700000085FE9A9A4A.png" xlink:type="simple" xlink:show="embed" xlink:actuate="onLoad">
              <text:p/>
            </draw:image>
          </draw:frame>
          <draw:frame draw:style-name="gr23" draw:text-style-name="P3" draw:layer="layout" svg:width="0.935cm" svg:height="0.532cm" svg:x="14.786cm" svg:y="11.691cm">
            <draw:image xlink:href="Pictures/10000201000000E900000085D8047CED.png" xlink:type="simple" xlink:show="embed" xlink:actuate="onLoad">
              <text:p/>
            </draw:image>
          </draw:frame>
        </draw:g>
        <draw:g>
          <draw:line draw:style-name="gr1" draw:text-style-name="P3" draw:layer="layout" svg:x1="2.297cm" svg:y1="22.267cm" svg:x2="18.748cm" svg:y2="22.267cm">
            <text:p/>
          </draw:line>
          <draw:line draw:style-name="gr1" draw:text-style-name="P3" draw:layer="layout" svg:x1="2.323cm" svg:y1="22.32cm" svg:x2="2.287cm" svg:y2="15.238cm">
            <text:p/>
          </draw:line>
          <draw:custom-shape draw:style-name="gr6" draw:text-style-name="P3" draw:layer="layout" svg:width="0.34cm" svg:height="0.339cm" svg:x="2.706cm" svg:y="21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4cm" svg:x="4.205cm" svg:y="20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1cm" svg:height="0.341cm" svg:x="5.705cm" svg:y="20.6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7.204cm" svg:y="20.3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10.204cm" svg:y="16.8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1cm" svg:height="0.338cm" svg:x="11.704cm" svg:y="16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13.203cm" svg:y="16.8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4cm" svg:x="14.702cm" svg:y="16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3" draw:layer="layout" svg:x1="2.276cm" svg:y1="26.268cm" svg:x2="18.727cm" svg:y2="26.268cm">
            <text:p/>
          </draw:line>
          <draw:line draw:style-name="gr1" draw:text-style-name="P3" draw:layer="layout" svg:x1="2.302cm" svg:y1="26.32cm" svg:x2="2.288cm" svg:y2="23.49cm">
            <text:p/>
          </draw:line>
          <draw:custom-shape draw:style-name="gr6" draw:text-style-name="P3" draw:layer="layout" svg:width="0.34cm" svg:height="0.339cm" svg:x="2.704cm" svg:y="24.6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4cm" svg:x="4.205cm" svg:y="25.7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1cm" svg:height="0.339cm" svg:x="5.704cm" svg:y="26.0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7.203cm" svg:y="26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34cm" svg:height="0.338cm" svg:x="8.703cm" svg:y="24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10.204cm" svg:y="26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1cm" svg:height="0.338cm" svg:x="11.703cm" svg:y="25.5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13.202cm" svg:y="26.0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14.701cm" svg:y="25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34cm" svg:height="0.339cm" svg:x="8.703cm" svg:y="18.9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4" draw:layer="layout" svg:width="1.713cm" svg:height="1.041cm" svg:x="8.376cm" svg:y="22.592cm">
            <draw:text-box>
              <text:p><text:span text:style-name="T1">time</text:span></text:p>
            </draw:text-box>
          </draw:frame>
          <draw:frame draw:style-name="gr10" draw:text-style-name="P3" draw:layer="layout" svg:width="0.6cm" svg:height="0.669cm" svg:x="2.567cm" svg:y="22.56cm">
            <draw:image xlink:href="Pictures/1000020100000096000000A725748131.png" xlink:type="simple" xlink:show="embed" xlink:actuate="onLoad">
              <text:p/>
            </draw:image>
          </draw:frame>
          <draw:frame draw:style-name="gr11" draw:text-style-name="P3" draw:layer="layout" svg:width="0.6cm" svg:height="0.669cm" svg:x="5.568cm" svg:y="22.56cm">
            <draw:image xlink:href="Pictures/1000020100000096000000A7F3E110A3.png" xlink:type="simple" xlink:show="embed" xlink:actuate="onLoad">
              <text:p/>
            </draw:image>
          </draw:frame>
          <draw:frame draw:style-name="gr12" draw:text-style-name="P3" draw:layer="layout" svg:width="0.87cm" svg:height="0.669cm" svg:x="15.267cm" svg:y="22.562cm">
            <draw:image xlink:href="Pictures/10000201000000D9000000A7578B8E4F.png" xlink:type="simple" xlink:show="embed" xlink:actuate="onLoad">
              <text:p/>
            </draw:image>
          </draw:frame>
        </draw:g>
        <draw:g>
          <draw:line draw:style-name="gr1" draw:text-style-name="P3" draw:layer="layout" svg:x1="22.417cm" svg:y1="35.914cm" svg:x2="38.868cm" svg:y2="35.914cm">
            <text:p/>
          </draw:line>
          <draw:line draw:style-name="gr1" draw:text-style-name="P3" draw:layer="layout" svg:x1="22.443cm" svg:y1="35.966cm" svg:x2="22.407cm" svg:y2="28.884cm">
            <text:p/>
          </draw:line>
          <draw:custom-shape draw:style-name="gr6" draw:text-style-name="P3" draw:layer="layout" svg:width="0.34cm" svg:height="0.339cm" svg:x="22.825cm" svg:y="35.2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4cm" svg:x="24.326cm" svg:y="33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1cm" svg:height="0.339cm" svg:x="25.825cm" svg:y="34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27.324cm" svg:y="33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4cm" svg:x="30.325cm" svg:y="30.4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1cm" svg:height="0.338cm" svg:x="31.824cm" svg:y="29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33.323cm" svg:y="30.4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4cm" svg:x="34.822cm" svg:y="29.9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3" draw:layer="layout" svg:x1="22.396cm" svg:y1="39.913cm" svg:x2="38.847cm" svg:y2="39.913cm">
            <text:p/>
          </draw:line>
          <draw:line draw:style-name="gr1" draw:text-style-name="P3" draw:layer="layout" svg:x1="22.422cm" svg:y1="39.966cm" svg:x2="22.408cm" svg:y2="37.136cm">
            <text:p/>
          </draw:line>
          <draw:custom-shape draw:style-name="gr6" draw:text-style-name="P3" draw:layer="layout" svg:width="0.34cm" svg:height="0.339cm" svg:x="22.824cm" svg:y="38.2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24.324cm" svg:y="39.3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1cm" svg:height="0.339cm" svg:x="25.824cm" svg:y="39.6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27.323cm" svg:y="39.6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34cm" svg:height="0.338cm" svg:x="28.823cm" svg:y="37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30.323cm" svg:y="39.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1cm" svg:height="0.338cm" svg:x="31.823cm" svg:y="39.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33.322cm" svg:y="39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4cm" svg:height="0.339cm" svg:x="34.821cm" svg:y="39.5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34cm" svg:height="0.34cm" svg:x="28.823cm" svg:y="32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29.926cm" svg:y1="30.534cm" svg:x2="35.847cm" svg:y2="30.534cm">
            <text:p/>
          </draw:line>
          <draw:line draw:style-name="gr7" draw:text-style-name="P3" draw:layer="layout" svg:x1="24.076cm" svg:y1="34.284cm" svg:x2="27.934cm" svg:y2="34.284cm">
            <text:p/>
          </draw:line>
          <draw:line draw:style-name="gr7" draw:text-style-name="P3" draw:layer="layout" svg:x1="24.026cm" svg:y1="39.934cm" svg:x2="27.884cm" svg:y2="39.934cm">
            <text:p/>
          </draw:line>
          <draw:line draw:style-name="gr7" draw:text-style-name="P3" draw:layer="layout" svg:x1="29.877cm" svg:y1="39.885cm" svg:x2="35.798cm" svg:y2="39.885cm">
            <text:p/>
          </draw:line>
          <draw:line draw:style-name="gr8" draw:text-style-name="P3" draw:layer="layout" svg:x1="29.876cm" svg:y1="30.585cm" svg:x2="27.908cm" svg:y2="34.255cm">
            <text:p/>
          </draw:line>
          <draw:line draw:style-name="gr8" draw:text-style-name="P3" draw:layer="layout" svg:x1="24.11cm" svg:y1="34.281cm" svg:x2="22.564cm" svg:y2="35.905cm">
            <text:p/>
          </draw:line>
          <draw:line draw:style-name="gr8" draw:text-style-name="P3" draw:layer="layout" svg:x1="24.031cm" svg:y1="38.656cm" svg:x2="22.356cm" svg:y2="38.632cm">
            <text:p/>
          </draw:line>
          <draw:line draw:style-name="gr8" draw:text-style-name="P3" draw:layer="layout" svg:x1="29.847cm" svg:y1="37.911cm" svg:x2="27.807cm" svg:y2="37.882cm">
            <text:p/>
          </draw:line>
          <draw:frame draw:style-name="gr9" draw:text-style-name="P4" draw:layer="layout" svg:width="1.713cm" svg:height="1.041cm" svg:x="28.497cm" svg:y="36.238cm">
            <draw:text-box>
              <text:p><text:span text:style-name="T1">time</text:span></text:p>
            </draw:text-box>
          </draw:frame>
          <draw:frame draw:style-name="gr10" draw:text-style-name="P3" draw:layer="layout" svg:width="0.6cm" svg:height="0.669cm" svg:x="22.687cm" svg:y="36.206cm">
            <draw:image xlink:href="Pictures/1000020100000096000000A725748131.png" xlink:type="simple" xlink:show="embed" xlink:actuate="onLoad">
              <text:p/>
            </draw:image>
          </draw:frame>
          <draw:frame draw:style-name="gr11" draw:text-style-name="P3" draw:layer="layout" svg:width="0.6cm" svg:height="0.669cm" svg:x="25.687cm" svg:y="36.206cm">
            <draw:image xlink:href="Pictures/1000020100000096000000A7F3E110A3.png" xlink:type="simple" xlink:show="embed" xlink:actuate="onLoad">
              <text:p/>
            </draw:image>
          </draw:frame>
          <draw:frame draw:style-name="gr12" draw:text-style-name="P3" draw:layer="layout" svg:width="0.87cm" svg:height="0.669cm" svg:x="35.387cm" svg:y="36.207cm">
            <draw:image xlink:href="Pictures/10000201000000D9000000A7578B8E4F.png" xlink:type="simple" xlink:show="embed" xlink:actuate="onLoad">
              <text:p/>
            </draw:image>
          </draw:frame>
        </draw:g>
        <draw:line draw:style-name="gr1" draw:text-style-name="P3" draw:layer="layout" svg:x1="2.465cm" svg:y1="35.798cm" svg:x2="18.916cm" svg:y2="35.798cm">
          <text:p/>
        </draw:line>
        <draw:line draw:style-name="gr1" draw:text-style-name="P3" draw:layer="layout" svg:x1="2.491cm" svg:y1="35.85cm" svg:x2="2.455cm" svg:y2="28.768cm">
          <text:p/>
        </draw:line>
        <draw:custom-shape draw:style-name="gr6" draw:text-style-name="P3" draw:layer="layout" svg:width="0.34cm" svg:height="0.339cm" svg:x="2.873cm" svg:y="35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4.374cm" svg:y="33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5.873cm" svg:y="34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7.372cm" svg:y="33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0.373cm" svg:y="30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11.872cm" svg:y="29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3.371cm" svg:y="30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4.87cm" svg:y="29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2.444cm" svg:y1="39.799cm" svg:x2="18.895cm" svg:y2="39.799cm">
          <text:p/>
        </draw:line>
        <draw:line draw:style-name="gr1" draw:text-style-name="P3" draw:layer="layout" svg:x1="2.47cm" svg:y1="39.85cm" svg:x2="2.456cm" svg:y2="37.02cm">
          <text:p/>
        </draw:line>
        <draw:custom-shape draw:style-name="gr6" draw:text-style-name="P3" draw:layer="layout" svg:width="0.34cm" svg:height="0.339cm" svg:x="2.872cm" svg:y="38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4.372cm" svg:y="39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5.872cm" svg:y="39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7.371cm" svg:y="39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4cm" svg:height="0.339cm" svg:x="8.871cm" svg:y="37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0.371cm" svg:y="39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11.871cm" svg:y="39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3.37cm" svg:y="3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4.869cm" svg:y="39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4cm" svg:height="0.339cm" svg:x="8.871cm" svg:y="32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974cm" svg:y1="30.42cm" svg:x2="15.895cm" svg:y2="30.42cm">
          <text:p/>
        </draw:line>
        <draw:line draw:style-name="gr7" draw:text-style-name="P3" draw:layer="layout" svg:x1="4.124cm" svg:y1="34.169cm" svg:x2="7.982cm" svg:y2="34.169cm">
          <text:p/>
        </draw:line>
        <draw:line draw:style-name="gr7" draw:text-style-name="P3" draw:layer="layout" svg:x1="4.074cm" svg:y1="39.818cm" svg:x2="7.932cm" svg:y2="39.818cm">
          <text:p/>
        </draw:line>
        <draw:line draw:style-name="gr7" draw:text-style-name="P3" draw:layer="layout" svg:x1="9.925cm" svg:y1="39.769cm" svg:x2="15.846cm" svg:y2="39.769cm">
          <text:p/>
        </draw:line>
        <draw:line draw:style-name="gr8" draw:text-style-name="P3" draw:layer="layout" svg:x1="9.924cm" svg:y1="30.469cm" svg:x2="7.956cm" svg:y2="34.139cm">
          <text:p/>
        </draw:line>
        <draw:line draw:style-name="gr8" draw:text-style-name="P3" draw:layer="layout" svg:x1="4.158cm" svg:y1="34.165cm" svg:x2="2.612cm" svg:y2="35.789cm">
          <text:p/>
        </draw:line>
        <draw:line draw:style-name="gr8" draw:text-style-name="P3" draw:layer="layout" svg:x1="4.079cm" svg:y1="38.54cm" svg:x2="2.404cm" svg:y2="38.516cm">
          <text:p/>
        </draw:line>
        <draw:line draw:style-name="gr8" draw:text-style-name="P3" draw:layer="layout" svg:x1="9.895cm" svg:y1="37.794cm" svg:x2="7.855cm" svg:y2="37.765cm">
          <text:p/>
        </draw:line>
        <draw:frame draw:style-name="gr9" draw:text-style-name="P4" draw:layer="layout" svg:width="1.713cm" svg:height="1.041cm" svg:x="8.545cm" svg:y="36.122cm">
          <draw:text-box>
            <text:p text:style-name="P4"><text:span text:style-name="T1">time</text:span></text:p>
          </draw:text-box>
        </draw:frame>
        <draw:g>
          <svg:title>TexMaths</svg:title>
          <svg:desc>19§inline§(s_2, \tau_2)</svg:desc>
          <draw:polygon draw:style-name="gr13" draw:layer="layout" svg:width="2.026cm" svg:height="0.67cm" svg:x="3.032cm" svg:y="32.956cm" svg:viewBox="0 0 2027 671" draw:points="1014,671 0,671 0,0 2027,0 2027,671">
            <text:p/>
          </draw:polygon>
          <draw:path draw:style-name="gr14" draw:layer="layout" svg:width="0.155cm" svg:height="0.67cm" svg:x="3.098cm" svg:y="32.956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4" draw:layer="layout" svg:width="0.246cm" svg:height="0.303cm" svg:x="3.328cm" svg:y="33.163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4" draw:layer="layout" svg:width="0.206cm" svg:height="0.311cm" svg:x="3.636cm" svg:y="33.249cm" svg:viewBox="0 0 207 312" svg:d="m207 226h-15c-2 10-6 38-13 42-4 4-40 4-46 4h-87c49-44 66-57 95-80 34-27 66-55 66-101 0-57-49-91-110-91-57 0-97 40-97 84 0 24 21 26 25 26 11 0 24-7 24-24 0-10-3-25-26-25 13-34 45-44 68-44 46 0 70 36 70 74 0 42-28 74-43 91l-114 111c-4 5-4 5-4 19h194z">
            <text:p/>
          </draw:path>
          <draw:path draw:style-name="gr14" draw:layer="layout" svg:width="0.077cm" svg:height="0.199cm" svg:x="3.965cm" svg:y="33.387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4" draw:layer="layout" svg:width="0.324cm" svg:height="0.296cm" svg:x="4.223cm" svg:y="33.171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4" draw:layer="layout" svg:width="0.206cm" svg:height="0.311cm" svg:x="4.527cm" svg:y="33.249cm" svg:viewBox="0 0 207 312" svg:d="m207 226h-15c-2 10-6 38-13 42-4 4-40 4-46 4h-87c49-44 66-57 95-80 34-27 66-55 66-101 0-57-49-91-110-91-57 0-97 40-97 84 0 24 21 26 25 26 11 0 24-7 24-24 0-10-3-25-26-25 13-34 45-44 68-44 46 0 70 36 70 74 0 42-28 74-43 91l-114 111c-4 5-4 5-4 19h194z">
            <text:p/>
          </draw:path>
          <draw:path draw:style-name="gr14" draw:layer="layout" svg:width="0.155cm" svg:height="0.67cm" svg:x="4.837cm" svg:y="32.956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4, \tau_4)</svg:desc>
          <draw:polygon draw:style-name="gr13" draw:layer="layout" svg:width="2.026cm" svg:height="0.67cm" svg:x="8.434cm" svg:y="29.355cm" svg:viewBox="0 0 2027 671" draw:points="1014,671 0,671 0,0 2027,0 2027,671">
            <text:p/>
          </draw:polygon>
          <draw:path draw:style-name="gr14" draw:layer="layout" svg:width="0.155cm" svg:height="0.67cm" svg:x="8.5cm" svg:y="29.355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4" draw:layer="layout" svg:width="0.246cm" svg:height="0.303cm" svg:x="8.73cm" svg:y="29.562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4" draw:layer="layout" svg:width="0.229cm" svg:height="0.315cm" svg:x="9.027cm" svg:y="29.642cm" svg:viewBox="0 0 230 316" svg:d="m230 240v-18h-51v-209c0-9 0-13-12-13-6 0-7 0-11 6l-156 216v18h139v38c0 17 0 22-38 22h-14v16c23 0 54-2 71-2s47 2 70 2v-16h-11c-38 0-38-5-38-22v-38zm-89-189v171h-124z">
            <text:p/>
          </draw:path>
          <draw:path draw:style-name="gr14" draw:layer="layout" svg:width="0.077cm" svg:height="0.199cm" svg:x="9.367cm" svg:y="29.786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4" draw:layer="layout" svg:width="0.324cm" svg:height="0.296cm" svg:x="9.625cm" svg:y="29.57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4" draw:layer="layout" svg:width="0.229cm" svg:height="0.315cm" svg:x="9.918cm" svg:y="29.642cm" svg:viewBox="0 0 230 316" svg:d="m230 240v-18h-51v-209c0-9 0-13-12-13-6 0-7 0-11 6l-156 216v18h139v38c0 17 0 22-38 22h-14v16c23 0 54-2 71-2s47 2 70 2v-16h-11c-38 0-38-5-38-22v-38zm-89-189v171h-124z">
            <text:p/>
          </draw:path>
          <draw:path draw:style-name="gr14" draw:layer="layout" svg:width="0.155cm" svg:height="0.67cm" svg:x="10.239cm" svg:y="29.355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3, \tau_3)</svg:desc>
          <draw:polygon draw:style-name="gr13" draw:layer="layout" svg:width="2.026cm" svg:height="0.67cm" svg:x="8.333cm" svg:y="33.855cm" svg:viewBox="0 0 2027 671" draw:points="1014,671 0,671 0,0 2027,0 2027,671">
            <text:p/>
          </draw:polygon>
          <draw:path draw:style-name="gr14" draw:layer="layout" svg:width="0.155cm" svg:height="0.67cm" svg:x="8.399cm" svg:y="33.855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4" draw:layer="layout" svg:width="0.246cm" svg:height="0.303cm" svg:x="8.629cm" svg:y="34.062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4" draw:layer="layout" svg:width="0.216cm" svg:height="0.32cm" svg:x="8.933cm" svg:y="34.148cm" svg:viewBox="0 0 217 321" svg:d="m103 154c36 0 62 27 62 76 0 59-34 76-61 76-19 0-60-6-79-32 22-2 26-17 26-27 0-15-11-27-24-27s-27 10-27 29c0 44 49 72 106 72 65 0 111-43 111-91 0-36-31-72-82-84 49-17 66-53 66-81 0-36-43-65-95-65s-91 25-91 63c0 15 10 24 23 24 15 0 25-11 25-22 0-16-10-25-25-25 17-21 49-27 66-27 21 0 52 12 52 52 0 19-6 41-19 55-15 19-29 19-52 21-11 2-13 2-15 2s-5 0-5 5 5 6 13 6z">
            <text:p/>
          </draw:path>
          <draw:path draw:style-name="gr14" draw:layer="layout" svg:width="0.077cm" svg:height="0.199cm" svg:x="9.266cm" svg:y="34.286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4" draw:layer="layout" svg:width="0.324cm" svg:height="0.296cm" svg:x="9.524cm" svg:y="34.07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4" draw:layer="layout" svg:width="0.216cm" svg:height="0.32cm" svg:x="9.824cm" svg:y="34.148cm" svg:viewBox="0 0 217 321" svg:d="m103 154c36 0 62 27 62 76 0 59-34 76-61 76-19 0-60-6-79-32 22-2 26-17 26-27 0-15-11-27-24-27s-27 10-27 29c0 44 49 72 106 72 65 0 111-43 111-91 0-36-31-72-82-84 49-17 66-53 66-81 0-36-43-65-95-65s-91 25-91 63c0 15 10 24 23 24 15 0 25-11 25-22 0-16-10-25-25-25 17-21 49-27 66-27 21 0 52 12 52 52 0 19-6 41-19 55-15 19-29 19-52 21-11 2-13 2-15 2s-5 0-5 5 5 6 13 6z">
            <text:p/>
          </draw:path>
          <draw:path draw:style-name="gr14" draw:layer="layout" svg:width="0.155cm" svg:height="0.67cm" svg:x="10.138cm" svg:y="33.855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5, \tau_5)</svg:desc>
          <draw:polygon draw:style-name="gr13" draw:layer="layout" svg:width="2.026cm" svg:height="0.67cm" svg:x="15.935cm" svg:y="30.154cm" svg:viewBox="0 0 2027 671" draw:points="1014,671 0,671 0,0 2027,0 2027,671">
            <text:p/>
          </draw:polygon>
          <draw:path draw:style-name="gr14" draw:layer="layout" svg:width="0.155cm" svg:height="0.67cm" svg:x="16.001cm" svg:y="30.154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4" draw:layer="layout" svg:width="0.246cm" svg:height="0.303cm" svg:x="16.231cm" svg:y="30.361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4" draw:layer="layout" svg:width="0.206cm" svg:height="0.32cm" svg:x="16.539cm" svg:y="30.447cm" svg:viewBox="0 0 207 321" svg:d="m44 49c22 6 38 6 45 6 61 0 99-42 99-49 0-4-4-6-6-6s-2 0-3 2c-12 4-37 13-73 13-13 0-38-2-68-13-4-2-6-2-6-2-5 0-5 6-5 13v139c0 8 0 13 7 13 4 0 4-2 10-7 19-25 47-29 64-29 29 0 42 23 44 25 8 17 11 34 11 61 0 15 0 42-15 63-11 17-32 28-55 28-30 0-61-17-72-47 17 1 26-12 26-23 0-21-17-25-24-25 0 0-23 0-23 25 0 43 38 85 95 85 59 0 112-45 112-104 0-54-40-101-99-101-21 0-43 4-64 23z">
            <text:p/>
          </draw:path>
          <draw:path draw:style-name="gr14" draw:layer="layout" svg:width="0.077cm" svg:height="0.199cm" svg:x="16.868cm" svg:y="30.585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4" draw:layer="layout" svg:width="0.324cm" svg:height="0.296cm" svg:x="17.126cm" svg:y="30.369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4" draw:layer="layout" svg:width="0.206cm" svg:height="0.32cm" svg:x="17.43cm" svg:y="30.447cm" svg:viewBox="0 0 207 321" svg:d="m44 49c22 6 38 6 45 6 61 0 99-42 99-49 0-4-4-6-6-6s-2 0-3 2c-12 4-37 13-73 13-13 0-38-2-68-13-4-2-6-2-6-2-5 0-5 6-5 13v139c0 8 0 13 7 13 4 0 4-2 10-7 19-25 47-29 64-29 29 0 42 23 44 25 8 17 11 34 11 61 0 15 0 42-15 63-11 17-32 28-55 28-30 0-61-17-72-47 17 1 26-12 26-23 0-21-17-25-24-25 0 0-23 0-23 25 0 43 38 85 95 85 59 0 112-45 112-104 0-54-40-101-99-101-21 0-43 4-64 23z">
            <text:p/>
          </draw:path>
          <draw:path draw:style-name="gr14" draw:layer="layout" svg:width="0.155cm" svg:height="0.67cm" svg:x="17.74cm" svg:y="30.154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\omega_2 = 0</svg:desc>
          <draw:polygon draw:style-name="gr13" draw:layer="layout" svg:width="1.947cm" svg:height="0.531cm" svg:x="5.135cm" svg:y="38.806cm" svg:viewBox="0 0 1948 532" draw:points="973,532 0,532 0,0 1948,0 1948,532">
            <text:p/>
          </draw:polygon>
          <draw:path draw:style-name="gr14" draw:layer="layout" svg:width="0.396cm" svg:height="0.303cm" svg:x="5.143cm" svg:y="38.941cm" svg:viewBox="0 0 397 304" svg:d="m397 47c0-30-11-47-26-47-18 0-37 15-37 32 0 6 4 14 12 19 11 10 23 29 23 57 0 27-14 65-35 95-19 29-43 52-76 52-38 0-58-23-64-59 7-19 23-61 23-80 0-8-4-15-12-15-5 0-13 2-19 11-7 13-15 57-15 82-23 32-49 61-91 61-44 0-59-38-59-76 0-84 68-154 68-164 0-7-5-13-11-13-10 0-13 9-19 15-34 49-59 129-59 190 0 48 15 97 70 97 48 0 80-34 103-70 8 38 32 70 74 70 53 0 86-42 108-91 17-33 42-124 42-166z">
            <text:p/>
          </draw:path>
          <draw:path draw:style-name="gr14" draw:layer="layout" svg:width="0.206cm" svg:height="0.31cm" svg:x="5.582cm" svg:y="39.027cm" svg:viewBox="0 0 207 311" svg:d="m207 226h-15c-2 10-6 38-13 42-4 4-40 4-46 4h-87c49-44 66-57 95-80 34-27 66-55 66-101 0-57-49-91-110-91-57 0-97 40-97 84 0 24 21 26 25 26 11 0 24-7 24-25 0-9-3-24-26-24 13-34 45-44 68-44 46 0 71 36 71 74 0 42-29 74-44 91l-114 110c-4 6-4 6-4 19h194z">
            <text:p/>
          </draw:path>
          <draw:path draw:style-name="gr14" draw:layer="layout" svg:width="0.446cm" svg:height="0.157cm" svg:x="6.078cm" svg:y="38.992cm" svg:viewBox="0 0 447 158" svg:d="m424 27c9 0 23 0 23-14s-14-13-23-13h-401c-10 0-23 0-23 13s13 14 23 14zm0 131c9 0 23 0 23-16 0-13-14-13-23-13h-401c-10 0-23 0-23 13 0 16 13 16 23 16z">
            <text:p/>
          </draw:path>
          <draw:path draw:style-name="gr14" draw:layer="layout" svg:width="0.282cm" svg:height="0.461cm" svg:x="6.773cm" svg:y="38.791cm" svg:viewBox="0 0 283 462" svg:d="m283 232c0-53-4-107-28-156-31-65-86-76-114-76-40 0-88 17-116 80-21 45-25 99-25 152 0 51 2 110 30 161 29 55 78 69 111 69 36 0 87-16 116-78 22-48 26-99 26-152zm-142 214c-27 0-65-17-78-81-8-40-8-101-8-141 0-44 0-87 6-123 13-80 63-86 80-86 22 0 66 12 79 78 6 38 6 89 6 131 0 49 0 95-7 139-10 62-48 83-78 83z">
            <text:p/>
          </draw:path>
        </draw:g>
        <draw:g>
          <svg:title>TexMaths</svg:title>
          <svg:desc>19§inline§\omega_1</svg:desc>
          <draw:polygon draw:style-name="gr13" draw:layer="layout" svg:width="0.683cm" svg:height="0.388cm" svg:x="3.935cm" svg:y="37.999cm" svg:viewBox="0 0 684 389" draw:points="342,389 0,389 0,0 684,0 684,389">
            <text:p/>
          </draw:polygon>
          <draw:path draw:style-name="gr14" draw:layer="layout" svg:width="0.396cm" svg:height="0.303cm" svg:x="3.943cm" svg:y="37.991cm" svg:viewBox="0 0 397 304" svg:d="m397 47c0-30-11-47-26-47-18 0-37 15-37 32 0 6 4 14 12 19 11 10 23 29 23 57 0 27-14 65-35 95-19 29-43 52-76 52-38 0-59-23-64-59 7-19 23-61 23-80 0-8-4-15-12-15-6 0-13 2-19 11-7 13-15 57-15 82-23 32-49 61-91 61-44 0-59-38-59-76 0-84 68-154 68-164 0-7-5-13-11-13-10 0-13 9-19 15-34 49-59 129-59 190 0 48 15 97 70 97 48 0 80-34 103-70 7 38 32 70 74 70 53 0 85-42 108-91 17-33 42-124 42-166z">
            <text:p/>
          </draw:path>
          <draw:path draw:style-name="gr14" draw:layer="layout" svg:width="0.17cm" svg:height="0.311cm" svg:x="4.404cm" svg:y="38.076cm" svg:viewBox="0 0 171 312" svg:d="m106 13c0-13-1-13-15-13-28 30-72 30-91 30v17c11 0 42 0 68-13v240c0 15 0 20-47 20h-17v18c7 0 66-2 83-2 14 0 73 2 84 2v-18h-17c-48 0-48-5-48-20z">
            <text:p/>
          </draw:path>
        </draw:g>
        <draw:g>
          <svg:title>TexMaths</svg:title>
          <svg:desc>19§inline§\omega_3</svg:desc>
          <draw:polygon draw:style-name="gr13" draw:layer="layout" svg:width="0.683cm" svg:height="0.389cm" svg:x="8.437cm" svg:y="38.201cm" svg:viewBox="0 0 684 390" draw:points="342,390 0,390 0,0 684,0 684,390">
            <text:p/>
          </draw:polygon>
          <draw:path draw:style-name="gr14" draw:layer="layout" svg:width="0.396cm" svg:height="0.303cm" svg:x="8.445cm" svg:y="38.193cm" svg:viewBox="0 0 397 304" svg:d="m397 48c0-31-11-48-26-48-18 0-37 15-37 32 0 6 4 14 12 19 11 10 23 29 23 57 0 27-14 65-35 96-19 28-43 51-76 51-38 0-58-23-64-59 7-19 23-61 23-80 0-8-4-15-12-15-5 0-13 2-19 11-7 14-15 57-15 82-23 32-49 61-91 61-44 0-59-38-59-76 0-84 68-154 68-164 0-7-5-13-11-13-10 0-13 9-19 15-34 50-59 129-59 190 0 48 15 97 70 97 48 0 80-34 103-70 8 38 32 70 74 70 53 0 86-42 108-91 17-32 42-124 42-165z">
            <text:p/>
          </draw:path>
          <draw:path draw:style-name="gr14" draw:layer="layout" svg:width="0.216cm" svg:height="0.32cm" svg:x="8.88cm" svg:y="38.279cm" svg:viewBox="0 0 217 321" svg:d="m103 154c36 0 62 27 62 76 0 59-34 76-60 76-19 0-61-6-80-32 23-2 26-17 26-27 0-15-11-26-24-26s-27 9-27 28c0 44 49 72 106 72 65 0 111-43 111-91 0-36-31-72-82-84 49-17 66-53 66-81 0-36-43-65-95-65s-91 25-91 63c0 15 10 24 23 24 15 0 25-11 25-22 0-16-10-25-25-25 17-21 49-27 67-27 20 0 51 12 51 52 0 19-6 42-19 55-15 19-29 19-51 21-12 2-14 2-16 2s-5 0-5 5 5 6 13 6z">
            <text:p/>
          </draw:path>
        </draw:g>
        <draw:g>
          <svg:title>TexMaths</svg:title>
          <svg:desc>19§inline§\omega_4 = 0</svg:desc>
          <draw:polygon draw:style-name="gr13" draw:layer="layout" svg:width="1.947cm" svg:height="0.531cm" svg:x="12.436cm" svg:y="38.607cm" svg:viewBox="0 0 1948 532" draw:points="973,532 0,532 0,0 1948,0 1948,532">
            <text:p/>
          </draw:polygon>
          <draw:path draw:style-name="gr14" draw:layer="layout" svg:width="0.396cm" svg:height="0.303cm" svg:x="12.444cm" svg:y="38.742cm" svg:viewBox="0 0 397 304" svg:d="m397 47c0-30-11-47-26-47-18 0-37 15-37 32 0 6 4 14 12 19 11 10 23 29 23 57 0 27-14 65-35 95-19 29-43 52-76 52-38 0-58-23-64-59 7-19 23-61 23-80 0-8-4-15-12-15-5 0-13 2-19 11-7 13-15 57-15 82-23 32-49 61-91 61-44 0-59-38-59-76 0-84 68-154 68-164 0-7-5-13-11-13-10 0-13 9-19 15-34 49-59 129-59 190 0 48 15 97 70 97 48 0 80-34 103-70 8 38 32 70 74 70 53 0 86-42 108-91 17-33 42-124 42-166z">
            <text:p/>
          </draw:path>
          <draw:path draw:style-name="gr14" draw:layer="layout" svg:width="0.229cm" svg:height="0.314cm" svg:x="12.871cm" svg:y="38.824cm" svg:viewBox="0 0 230 315" svg:d="m230 239v-17h-51v-209c0-9 0-13-12-13-5 0-7 0-11 6l-156 216v17h139v38c0 17 0 23-38 23h-14v15c23 0 54-2 71-2s47 2 70 2v-15h-11c-38 0-38-6-38-23v-38zm-89-188v171h-124z">
            <text:p/>
          </draw:path>
          <draw:path draw:style-name="gr14" draw:layer="layout" svg:width="0.446cm" svg:height="0.157cm" svg:x="13.379cm" svg:y="38.793cm" svg:viewBox="0 0 447 158" svg:d="m424 27c9 0 23 0 23-14s-14-13-23-13h-401c-10 0-23 0-23 13s13 14 23 14zm0 131c9 0 23 0 23-16 0-13-14-13-23-13h-401c-10 0-23 0-23 13 0 16 13 16 23 16z">
            <text:p/>
          </draw:path>
          <draw:path draw:style-name="gr14" draw:layer="layout" svg:width="0.282cm" svg:height="0.461cm" svg:x="14.074cm" svg:y="38.592cm" svg:viewBox="0 0 283 462" svg:d="m283 232c0-53-4-107-28-156-31-65-86-76-114-76-40 0-88 17-116 80-21 45-25 99-25 152 0 51 2 110 30 161 29 55 78 69 111 69 36 0 87-16 116-78 22-48 26-99 26-152zm-142 214c-27 0-65-17-78-81-8-40-8-101-8-141 0-44 0-87 6-123 13-80 63-86 80-86 22 0 66 12 79 78 6 38 6 89 6 131 0 49 0 95-7 139-10 62-48 83-78 83z">
            <text:p/>
          </draw:path>
        </draw:g>
        <presentation:notes draw:style-name="dp2">
          <office:forms form:automatic-focus="false" form:apply-design-mode="false"/>
          <draw:page-thumbnail draw:style-name="gr15" draw:layer="layout" svg:width="0.001cm" svg:height="0.001cm" svg:x="0cm" svg:y="1.93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2.859cm" svg:height="2.095cm" svg:x="1.269cm" svg:y="-2.339cm" presentation:class="title">
          <draw:text-box>
            <text:p>Stop&amp;Go model</text:p>
          </draw:text-box>
        </draw:frame>
        <draw:frame presentation:style-name="pr3" draw:layer="layout" svg:width="22.726cm" svg:height="17.678cm" svg:x="-25.399cm" svg:y="17.522cm" presentation:class="outline">
          <draw:text-box>
            <text:p>PIF output:</text:p>
          </draw:text-box>
        </draw:frame>
        <draw:line draw:style-name="gr1" draw:text-style-name="P3" draw:layer="layout" svg:x1="3.965cm" svg:y1="13.497cm" svg:x2="20.416cm" svg:y2="13.497cm">
          <text:p/>
        </draw:line>
        <draw:line draw:style-name="gr1" draw:text-style-name="P3" draw:layer="layout" svg:x1="3.991cm" svg:y1="13.55cm" svg:x2="3.955cm" svg:y2="6.468cm">
          <text:p/>
        </draw:line>
        <draw:custom-shape draw:style-name="gr2" draw:text-style-name="P3" draw:layer="layout" svg:width="0.34cm" svg:height="0.339cm" svg:x="4.373cm" svg:y="12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5.874cm" svg:y="11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7.373cm" svg:y="11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8.872cm" svg:y="11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0.372cm" svg:y="10.1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1.873cm" svg:y="8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13.372cm" svg:y="7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4.871cm" svg:y="8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6.37cm" svg:y="7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5.531cm" svg:height="0.954cm" draw:transform="rotate (1.5707963267949) translate (2.513cm 12.817cm)">
          <draw:text-box>
            <text:p text:style-name="P4"><text:span text:style-name="T1">Cumulative offset</text:span></text:p>
          </draw:text-box>
        </draw:frame>
        <draw:line draw:style-name="gr1" draw:text-style-name="P3" draw:layer="layout" svg:x1="3.944cm" svg:y1="17.497cm" svg:x2="20.395cm" svg:y2="17.497cm">
          <text:p/>
        </draw:line>
        <draw:line draw:style-name="gr1" draw:text-style-name="P3" draw:layer="layout" svg:x1="3.97cm" svg:y1="17.55cm" svg:x2="3.956cm" svg:y2="14.72cm">
          <text:p/>
        </draw:line>
        <draw:custom-shape draw:style-name="gr2" draw:text-style-name="P3" draw:layer="layout" svg:width="0.34cm" svg:height="0.339cm" svg:x="4.372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5.872cm" svg:y="16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7.372cm" svg:y="17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8.871cm" svg:y="17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0.371cm" svg:y="15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1.871cm" svg:y="17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13.371cm" svg:y="16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4.87cm" svg:y="17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6.369cm" svg:y="17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2.127cm" svg:height="0.954cm" draw:transform="rotate (1.5707963267949) translate (2.513cm 17.117cm)">
          <draw:text-box>
            <text:p text:style-name="P4"><text:span text:style-name="T1">speed</text:span></text:p>
          </draw:text-box>
        </draw:frame>
        <draw:polyline draw:style-name="gr24" draw:text-style-name="P3" draw:layer="layout" svg:width="12.992cm" svg:height="5.605cm" svg:x="4.348cm" svg:y="7.619cm" svg:viewBox="0 0 12993 5606" draw:points="0,5606 1729,4087 4794,4087 6235,2725 7702,629 9142,27 12941,27 12993,0">
          <text:p/>
        </draw:polyline>
        <draw:frame draw:style-name="gr9" draw:text-style-name="P4" draw:layer="layout" svg:width="1.713cm" svg:height="1.041cm" svg:x="10.045cm" svg:y="13.822cm">
          <draw:text-box>
            <text:p text:style-name="P4"><text:span text:style-name="T1">time</text:span></text:p>
          </draw:text-box>
        </draw:frame>
        <draw:frame draw:style-name="gr10" draw:text-style-name="P3" draw:layer="layout" svg:width="0.6cm" svg:height="0.669cm" svg:x="4.236cm" svg:y="13.79cm">
          <draw:image xlink:href="Pictures/1000020100000096000000A725748131.png" xlink:type="simple" xlink:show="embed" xlink:actuate="onLoad">
            <text:p/>
          </draw:image>
        </draw:frame>
        <draw:frame draw:style-name="gr11" draw:text-style-name="P3" draw:layer="layout" svg:width="0.6cm" svg:height="0.669cm" svg:x="7.235cm" svg:y="13.79cm">
          <draw:image xlink:href="Pictures/1000020100000096000000A7F3E110A3.png" xlink:type="simple" xlink:show="embed" xlink:actuate="onLoad">
            <text:p/>
          </draw:image>
        </draw:frame>
        <draw:frame draw:style-name="gr12" draw:text-style-name="P3" draw:layer="layout" svg:width="0.87cm" svg:height="0.669cm" svg:x="16.935cm" svg:y="13.791cm">
          <draw:image xlink:href="Pictures/10000201000000D9000000A7578B8E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5" draw:layer="layout" svg:width="0.001cm" svg:height="0.001cm" svg:x="0cm" svg:y="1.93cm" draw:page-number="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2.859cm" svg:height="2.095cm" svg:x="1.269cm" svg:y="-2.339cm" presentation:class="title">
          <draw:text-box>
            <text:p>Stop&amp;Go model</text:p>
          </draw:text-box>
        </draw:frame>
        <draw:frame presentation:style-name="pr3" draw:layer="layout" svg:width="22.726cm" svg:height="17.678cm" svg:x="-25.399cm" svg:y="17.522cm" presentation:class="outline">
          <draw:text-box>
            <text:p>PIF output:</text:p>
          </draw:text-box>
        </draw:frame>
        <draw:line draw:style-name="gr1" draw:text-style-name="P3" draw:layer="layout" svg:x1="3.965cm" svg:y1="13.497cm" svg:x2="20.416cm" svg:y2="13.497cm">
          <text:p/>
        </draw:line>
        <draw:line draw:style-name="gr1" draw:text-style-name="P3" draw:layer="layout" svg:x1="3.991cm" svg:y1="13.55cm" svg:x2="3.955cm" svg:y2="6.468cm">
          <text:p/>
        </draw:line>
        <draw:custom-shape draw:style-name="gr6" draw:text-style-name="P3" draw:layer="layout" svg:width="0.34cm" svg:height="0.339cm" svg:x="4.373cm" svg:y="12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5.874cm" svg:y="11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7.373cm" svg:y="11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8.872cm" svg:y="11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1.873cm" svg:y="8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13.372cm" svg:y="7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4.871cm" svg:y="8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6.37cm" svg:y="7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5.531cm" svg:height="0.954cm" draw:transform="rotate (1.5707963267949) translate (2.513cm 12.817cm)">
          <draw:text-box>
            <text:p text:style-name="P4"><text:span text:style-name="T1">Cumulative offset</text:span></text:p>
          </draw:text-box>
        </draw:frame>
        <draw:line draw:style-name="gr1" draw:text-style-name="P3" draw:layer="layout" svg:x1="3.944cm" svg:y1="17.497cm" svg:x2="20.395cm" svg:y2="17.497cm">
          <text:p/>
        </draw:line>
        <draw:line draw:style-name="gr1" draw:text-style-name="P3" draw:layer="layout" svg:x1="3.97cm" svg:y1="17.55cm" svg:x2="3.956cm" svg:y2="14.72cm">
          <text:p/>
        </draw:line>
        <draw:custom-shape draw:style-name="gr6" draw:text-style-name="P3" draw:layer="layout" svg:width="0.34cm" svg:height="0.339cm" svg:x="4.372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5.872cm" svg:y="16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7.372cm" svg:y="17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8.871cm" svg:y="17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4cm" svg:height="0.339cm" svg:x="10.371cm" svg:y="15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1.871cm" svg:y="17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13.371cm" svg:y="16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4.87cm" svg:y="17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6.369cm" svg:y="17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2.127cm" svg:height="0.954cm" draw:transform="rotate (1.5707963267949) translate (2.513cm 17.117cm)">
          <draw:text-box>
            <text:p text:style-name="P4"><text:span text:style-name="T1">speed</text:span></text:p>
          </draw:text-box>
        </draw:frame>
        <draw:custom-shape draw:style-name="gr6" draw:text-style-name="P3" draw:layer="layout" svg:width="0.34cm" svg:height="0.339cm" svg:x="10.371cm" svg:y="10.1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713cm" svg:height="1.041cm" svg:x="10.045cm" svg:y="13.822cm">
          <draw:text-box>
            <text:p text:style-name="P4"><text:span text:style-name="T1">time</text:span></text:p>
          </draw:text-box>
        </draw:frame>
        <draw:frame draw:style-name="gr10" draw:text-style-name="P3" draw:layer="layout" svg:width="0.6cm" svg:height="0.669cm" svg:x="4.236cm" svg:y="13.79cm">
          <draw:image xlink:href="Pictures/1000020100000096000000A725748131.png" xlink:type="simple" xlink:show="embed" xlink:actuate="onLoad">
            <text:p/>
          </draw:image>
        </draw:frame>
        <draw:frame draw:style-name="gr11" draw:text-style-name="P3" draw:layer="layout" svg:width="0.6cm" svg:height="0.669cm" svg:x="7.235cm" svg:y="13.79cm">
          <draw:image xlink:href="Pictures/1000020100000096000000A7F3E110A3.png" xlink:type="simple" xlink:show="embed" xlink:actuate="onLoad">
            <text:p/>
          </draw:image>
        </draw:frame>
        <draw:frame draw:style-name="gr12" draw:text-style-name="P3" draw:layer="layout" svg:width="0.87cm" svg:height="0.669cm" svg:x="16.935cm" svg:y="13.791cm">
          <draw:image xlink:href="Pictures/10000201000000D9000000A7578B8E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5" draw:layer="layout" svg:width="0.001cm" svg:height="0.001cm" svg:x="0cm" svg:y="1.93cm" draw:page-number="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2.859cm" svg:height="2.095cm" svg:x="1.269cm" svg:y="-2.339cm" presentation:class="title">
          <draw:text-box>
            <text:p>Stop&amp;Go model</text:p>
          </draw:text-box>
        </draw:frame>
        <draw:frame presentation:style-name="pr3" draw:layer="layout" svg:width="22.726cm" svg:height="17.678cm" svg:x="-25.399cm" svg:y="17.522cm" presentation:class="outline">
          <draw:text-box>
            <text:p>PIF output:</text:p>
          </draw:text-box>
        </draw:frame>
        <draw:line draw:style-name="gr1" draw:text-style-name="P3" draw:layer="layout" svg:x1="3.965cm" svg:y1="13.497cm" svg:x2="20.416cm" svg:y2="13.497cm">
          <text:p/>
        </draw:line>
        <draw:line draw:style-name="gr1" draw:text-style-name="P3" draw:layer="layout" svg:x1="3.991cm" svg:y1="13.55cm" svg:x2="3.955cm" svg:y2="6.468cm">
          <text:p/>
        </draw:line>
        <draw:custom-shape draw:style-name="gr6" draw:text-style-name="P3" draw:layer="layout" svg:width="0.34cm" svg:height="0.339cm" svg:x="4.373cm" svg:y="12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5.874cm" svg:y="11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7.373cm" svg:y="11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8.872cm" svg:y="11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1.873cm" svg:y="8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13.372cm" svg:y="7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4.871cm" svg:y="8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6.37cm" svg:y="7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5.531cm" svg:height="0.954cm" draw:transform="rotate (1.5707963267949) translate (2.513cm 12.817cm)">
          <draw:text-box>
            <text:p text:style-name="P4"><text:span text:style-name="T1">Cumulative offset</text:span></text:p>
          </draw:text-box>
        </draw:frame>
        <draw:line draw:style-name="gr1" draw:text-style-name="P3" draw:layer="layout" svg:x1="3.944cm" svg:y1="17.497cm" svg:x2="20.395cm" svg:y2="17.497cm">
          <text:p/>
        </draw:line>
        <draw:line draw:style-name="gr1" draw:text-style-name="P3" draw:layer="layout" svg:x1="3.97cm" svg:y1="17.55cm" svg:x2="3.956cm" svg:y2="14.72cm">
          <text:p/>
        </draw:line>
        <draw:custom-shape draw:style-name="gr6" draw:text-style-name="P3" draw:layer="layout" svg:width="0.34cm" svg:height="0.339cm" svg:x="4.372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5.872cm" svg:y="16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7.372cm" svg:y="17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8.871cm" svg:y="17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4cm" svg:height="0.339cm" svg:x="10.371cm" svg:y="15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1.871cm" svg:y="17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13.371cm" svg:y="16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4.87cm" svg:y="17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6.369cm" svg:y="17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2.127cm" svg:height="0.954cm" draw:transform="rotate (1.5707963267949) translate (2.513cm 17.117cm)">
          <draw:text-box>
            <text:p text:style-name="P4"><text:span text:style-name="T1">speed</text:span></text:p>
          </draw:text-box>
        </draw:frame>
        <draw:custom-shape draw:style-name="gr6" draw:text-style-name="P3" draw:layer="layout" svg:width="0.34cm" svg:height="0.339cm" svg:x="10.371cm" svg:y="10.1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474cm" svg:y1="8.12cm" svg:x2="17.395cm" svg:y2="8.12cm">
          <text:p/>
        </draw:line>
        <draw:line draw:style-name="gr7" draw:text-style-name="P3" draw:layer="layout" svg:x1="5.624cm" svg:y1="11.869cm" svg:x2="9.482cm" svg:y2="11.869cm">
          <text:p/>
        </draw:line>
        <draw:line draw:style-name="gr7" draw:text-style-name="P3" draw:layer="layout" svg:x1="5.574cm" svg:y1="17.518cm" svg:x2="9.432cm" svg:y2="17.518cm">
          <text:p/>
        </draw:line>
        <draw:line draw:style-name="gr7" draw:text-style-name="P3" draw:layer="layout" svg:x1="11.425cm" svg:y1="17.469cm" svg:x2="17.346cm" svg:y2="17.469cm">
          <text:p/>
        </draw:line>
        <draw:line draw:style-name="gr8" draw:text-style-name="P3" draw:layer="layout" svg:x1="11.424cm" svg:y1="8.168cm" svg:x2="9.456cm" svg:y2="11.838cm">
          <text:p/>
        </draw:line>
        <draw:line draw:style-name="gr8" draw:text-style-name="P3" draw:layer="layout" svg:x1="5.658cm" svg:y1="11.864cm" svg:x2="4.112cm" svg:y2="13.488cm">
          <text:p/>
        </draw:line>
        <draw:line draw:style-name="gr8" draw:text-style-name="P3" draw:layer="layout" svg:x1="5.579cm" svg:y1="16.239cm" svg:x2="3.904cm" svg:y2="16.215cm">
          <text:p/>
        </draw:line>
        <draw:line draw:style-name="gr8" draw:text-style-name="P3" draw:layer="layout" svg:x1="11.395cm" svg:y1="15.495cm" svg:x2="9.355cm" svg:y2="15.466cm">
          <text:p/>
        </draw:line>
        <draw:frame draw:style-name="gr9" draw:text-style-name="P4" draw:layer="layout" svg:width="1.713cm" svg:height="1.041cm" svg:x="10.045cm" svg:y="13.822cm">
          <draw:text-box>
            <text:p text:style-name="P4"><text:span text:style-name="T1">time</text:span></text:p>
          </draw:text-box>
        </draw:frame>
        <draw:frame draw:style-name="gr10" draw:text-style-name="P3" draw:layer="layout" svg:width="0.6cm" svg:height="0.669cm" svg:x="4.236cm" svg:y="13.79cm">
          <draw:image xlink:href="Pictures/1000020100000096000000A725748131.png" xlink:type="simple" xlink:show="embed" xlink:actuate="onLoad">
            <text:p/>
          </draw:image>
        </draw:frame>
        <draw:frame draw:style-name="gr11" draw:text-style-name="P3" draw:layer="layout" svg:width="0.6cm" svg:height="0.669cm" svg:x="7.235cm" svg:y="13.79cm">
          <draw:image xlink:href="Pictures/1000020100000096000000A7F3E110A3.png" xlink:type="simple" xlink:show="embed" xlink:actuate="onLoad">
            <text:p/>
          </draw:image>
        </draw:frame>
        <draw:frame draw:style-name="gr12" draw:text-style-name="P3" draw:layer="layout" svg:width="0.87cm" svg:height="0.669cm" svg:x="16.935cm" svg:y="13.791cm">
          <draw:image xlink:href="Pictures/10000201000000D9000000A7578B8E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5" draw:layer="layout" svg:width="0.001cm" svg:height="0.001cm" svg:x="0cm" svg:y="1.93cm" draw:page-number="5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2.859cm" svg:height="2.095cm" svg:x="1.269cm" svg:y="-2.339cm" presentation:class="title">
          <draw:text-box>
            <text:p>Stop&amp;Go model</text:p>
          </draw:text-box>
        </draw:frame>
        <draw:frame presentation:style-name="pr3" draw:layer="layout" svg:width="22.726cm" svg:height="17.678cm" svg:x="-25.399cm" svg:y="17.522cm" presentation:class="outline">
          <draw:text-box>
            <text:p>PIF output:</text:p>
          </draw:text-box>
        </draw:frame>
        <draw:line draw:style-name="gr1" draw:text-style-name="P3" draw:layer="layout" svg:x1="3.965cm" svg:y1="13.497cm" svg:x2="20.416cm" svg:y2="13.497cm">
          <text:p/>
        </draw:line>
        <draw:line draw:style-name="gr1" draw:text-style-name="P3" draw:layer="layout" svg:x1="3.991cm" svg:y1="13.55cm" svg:x2="3.955cm" svg:y2="6.468cm">
          <text:p/>
        </draw:line>
        <draw:custom-shape draw:style-name="gr6" draw:text-style-name="P3" draw:layer="layout" svg:width="0.34cm" svg:height="0.339cm" svg:x="4.373cm" svg:y="12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5.874cm" svg:y="11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7.373cm" svg:y="11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8.872cm" svg:y="11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1.873cm" svg:y="8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13.372cm" svg:y="7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4.871cm" svg:y="8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6.37cm" svg:y="7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5.531cm" svg:height="0.954cm" draw:transform="rotate (1.5707963267949) translate (2.513cm 12.817cm)">
          <draw:text-box>
            <text:p text:style-name="P4"><text:span text:style-name="T1">Cumulative offset</text:span></text:p>
          </draw:text-box>
        </draw:frame>
        <draw:line draw:style-name="gr1" draw:text-style-name="P3" draw:layer="layout" svg:x1="3.944cm" svg:y1="17.497cm" svg:x2="20.395cm" svg:y2="17.497cm">
          <text:p/>
        </draw:line>
        <draw:line draw:style-name="gr1" draw:text-style-name="P3" draw:layer="layout" svg:x1="3.97cm" svg:y1="17.55cm" svg:x2="3.956cm" svg:y2="14.72cm">
          <text:p/>
        </draw:line>
        <draw:custom-shape draw:style-name="gr6" draw:text-style-name="P3" draw:layer="layout" svg:width="0.34cm" svg:height="0.339cm" svg:x="4.372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5.872cm" svg:y="16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7.372cm" svg:y="17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8.871cm" svg:y="17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4cm" svg:height="0.339cm" svg:x="10.371cm" svg:y="15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1.871cm" svg:y="17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1cm" svg:height="0.339cm" svg:x="13.371cm" svg:y="16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4.87cm" svg:y="17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4cm" svg:height="0.339cm" svg:x="16.369cm" svg:y="17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2.127cm" svg:height="0.954cm" draw:transform="rotate (1.5707963267949) translate (2.513cm 17.117cm)">
          <draw:text-box>
            <text:p text:style-name="P4"><text:span text:style-name="T1">speed</text:span></text:p>
          </draw:text-box>
        </draw:frame>
        <draw:custom-shape draw:style-name="gr6" draw:text-style-name="P3" draw:layer="layout" svg:width="0.34cm" svg:height="0.339cm" svg:x="10.371cm" svg:y="10.1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474cm" svg:y1="8.12cm" svg:x2="17.395cm" svg:y2="8.12cm">
          <text:p/>
        </draw:line>
        <draw:line draw:style-name="gr7" draw:text-style-name="P3" draw:layer="layout" svg:x1="5.624cm" svg:y1="11.869cm" svg:x2="9.482cm" svg:y2="11.869cm">
          <text:p/>
        </draw:line>
        <draw:line draw:style-name="gr7" draw:text-style-name="P3" draw:layer="layout" svg:x1="5.574cm" svg:y1="17.518cm" svg:x2="9.432cm" svg:y2="17.518cm">
          <text:p/>
        </draw:line>
        <draw:line draw:style-name="gr7" draw:text-style-name="P3" draw:layer="layout" svg:x1="11.425cm" svg:y1="17.469cm" svg:x2="17.346cm" svg:y2="17.469cm">
          <text:p/>
        </draw:line>
        <draw:line draw:style-name="gr8" draw:text-style-name="P3" draw:layer="layout" svg:x1="11.424cm" svg:y1="8.168cm" svg:x2="9.456cm" svg:y2="11.838cm">
          <text:p/>
        </draw:line>
        <draw:line draw:style-name="gr8" draw:text-style-name="P3" draw:layer="layout" svg:x1="5.658cm" svg:y1="11.864cm" svg:x2="4.112cm" svg:y2="13.488cm">
          <text:p/>
        </draw:line>
        <draw:line draw:style-name="gr8" draw:text-style-name="P3" draw:layer="layout" svg:x1="5.579cm" svg:y1="16.239cm" svg:x2="3.904cm" svg:y2="16.215cm">
          <text:p/>
        </draw:line>
        <draw:line draw:style-name="gr8" draw:text-style-name="P3" draw:layer="layout" svg:x1="11.395cm" svg:y1="15.495cm" svg:x2="9.355cm" svg:y2="15.466cm">
          <text:p/>
        </draw:line>
        <draw:frame draw:style-name="gr9" draw:text-style-name="P4" draw:layer="layout" svg:width="1.713cm" svg:height="1.041cm" svg:x="10.045cm" svg:y="13.822cm">
          <draw:text-box>
            <text:p text:style-name="P4"><text:span text:style-name="T1">time</text:span></text:p>
          </draw:text-box>
        </draw:frame>
        <draw:g>
          <svg:title>TexMaths</svg:title>
          <svg:desc>19§inline§(s_2, \tau_2)</svg:desc>
          <draw:polygon draw:style-name="gr13" draw:layer="layout" svg:width="2.026cm" svg:height="0.67cm" svg:x="4.532cm" svg:y="10.654cm" svg:viewBox="0 0 2027 671" draw:points="1014,671 0,671 0,0 2027,0 2027,671">
            <text:p/>
          </draw:polygon>
          <draw:path draw:style-name="gr14" draw:layer="layout" svg:width="0.155cm" svg:height="0.67cm" svg:x="4.598cm" svg:y="10.654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4" draw:layer="layout" svg:width="0.246cm" svg:height="0.303cm" svg:x="4.828cm" svg:y="10.861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4" draw:layer="layout" svg:width="0.206cm" svg:height="0.311cm" svg:x="5.136cm" svg:y="10.947cm" svg:viewBox="0 0 207 312" svg:d="m207 226h-15c-2 10-6 38-13 42-4 4-40 4-46 4h-87c49-44 66-57 95-80 34-27 66-55 66-101 0-57-49-91-110-91-57 0-97 40-97 84 0 24 21 26 25 26 11 0 24-7 24-24 0-10-3-25-26-25 13-34 45-44 68-44 46 0 70 36 70 74 0 42-28 74-43 91l-114 111c-4 5-4 5-4 19h194z">
            <text:p/>
          </draw:path>
          <draw:path draw:style-name="gr14" draw:layer="layout" svg:width="0.077cm" svg:height="0.199cm" svg:x="5.465cm" svg:y="11.085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4" draw:layer="layout" svg:width="0.324cm" svg:height="0.296cm" svg:x="5.723cm" svg:y="10.869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4" draw:layer="layout" svg:width="0.206cm" svg:height="0.311cm" svg:x="6.027cm" svg:y="10.947cm" svg:viewBox="0 0 207 312" svg:d="m207 226h-15c-2 10-6 38-13 42-4 4-40 4-46 4h-87c49-44 66-57 95-80 34-27 66-55 66-101 0-57-49-91-110-91-57 0-97 40-97 84 0 24 21 26 25 26 11 0 24-7 24-24 0-10-3-25-26-25 13-34 45-44 68-44 46 0 70 36 70 74 0 42-28 74-43 91l-114 111c-4 5-4 5-4 19h194z">
            <text:p/>
          </draw:path>
          <draw:path draw:style-name="gr14" draw:layer="layout" svg:width="0.155cm" svg:height="0.67cm" svg:x="6.337cm" svg:y="10.654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4, \tau_4)</svg:desc>
          <draw:polygon draw:style-name="gr13" draw:layer="layout" svg:width="2.026cm" svg:height="0.67cm" svg:x="9.934cm" svg:y="7.054cm" svg:viewBox="0 0 2027 671" draw:points="1014,671 0,671 0,0 2027,0 2027,671">
            <text:p/>
          </draw:polygon>
          <draw:path draw:style-name="gr14" draw:layer="layout" svg:width="0.155cm" svg:height="0.67cm" svg:x="10cm" svg:y="7.054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4" draw:layer="layout" svg:width="0.246cm" svg:height="0.303cm" svg:x="10.23cm" svg:y="7.261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4" draw:layer="layout" svg:width="0.229cm" svg:height="0.315cm" svg:x="10.527cm" svg:y="7.341cm" svg:viewBox="0 0 230 316" svg:d="m230 240v-18h-51v-209c0-9 0-13-12-13-6 0-7 0-11 6l-156 216v18h139v38c0 17 0 22-38 22h-14v16c23 0 54-2 71-2s47 2 70 2v-16h-11c-38 0-38-5-38-22v-38zm-89-189v171h-124z">
            <text:p/>
          </draw:path>
          <draw:path draw:style-name="gr14" draw:layer="layout" svg:width="0.077cm" svg:height="0.199cm" svg:x="10.867cm" svg:y="7.485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4" draw:layer="layout" svg:width="0.324cm" svg:height="0.296cm" svg:x="11.125cm" svg:y="7.269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4" draw:layer="layout" svg:width="0.229cm" svg:height="0.315cm" svg:x="11.418cm" svg:y="7.341cm" svg:viewBox="0 0 230 316" svg:d="m230 240v-18h-51v-209c0-9 0-13-12-13-6 0-7 0-11 6l-156 216v18h139v38c0 17 0 22-38 22h-14v16c23 0 54-2 71-2s47 2 70 2v-16h-11c-38 0-38-5-38-22v-38zm-89-189v171h-124z">
            <text:p/>
          </draw:path>
          <draw:path draw:style-name="gr14" draw:layer="layout" svg:width="0.155cm" svg:height="0.67cm" svg:x="11.739cm" svg:y="7.054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3, \tau_3)</svg:desc>
          <draw:polygon draw:style-name="gr13" draw:layer="layout" svg:width="2.026cm" svg:height="0.67cm" svg:x="9.833cm" svg:y="11.555cm" svg:viewBox="0 0 2027 671" draw:points="1014,671 0,671 0,0 2027,0 2027,671">
            <text:p/>
          </draw:polygon>
          <draw:path draw:style-name="gr14" draw:layer="layout" svg:width="0.155cm" svg:height="0.67cm" svg:x="9.899cm" svg:y="11.555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4" draw:layer="layout" svg:width="0.246cm" svg:height="0.303cm" svg:x="10.129cm" svg:y="11.762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4" draw:layer="layout" svg:width="0.216cm" svg:height="0.32cm" svg:x="10.433cm" svg:y="11.848cm" svg:viewBox="0 0 217 321" svg:d="m103 154c36 0 62 27 62 76 0 59-34 76-61 76-19 0-60-6-79-32 22-2 26-17 26-27 0-15-11-27-24-27s-27 10-27 29c0 44 49 72 106 72 65 0 111-43 111-91 0-36-31-72-82-84 49-17 66-53 66-81 0-36-43-65-95-65s-91 25-91 63c0 15 10 24 23 24 15 0 25-11 25-22 0-16-10-25-25-25 17-21 49-27 66-27 21 0 52 12 52 52 0 19-6 41-19 55-15 19-29 19-52 21-11 2-13 2-15 2s-5 0-5 5 5 6 13 6z">
            <text:p/>
          </draw:path>
          <draw:path draw:style-name="gr14" draw:layer="layout" svg:width="0.077cm" svg:height="0.199cm" svg:x="10.766cm" svg:y="11.986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4" draw:layer="layout" svg:width="0.324cm" svg:height="0.296cm" svg:x="11.024cm" svg:y="11.77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4" draw:layer="layout" svg:width="0.216cm" svg:height="0.32cm" svg:x="11.324cm" svg:y="11.848cm" svg:viewBox="0 0 217 321" svg:d="m103 154c36 0 62 27 62 76 0 59-34 76-61 76-19 0-60-6-79-32 22-2 26-17 26-27 0-15-11-27-24-27s-27 10-27 29c0 44 49 72 106 72 65 0 111-43 111-91 0-36-31-72-82-84 49-17 66-53 66-81 0-36-43-65-95-65s-91 25-91 63c0 15 10 24 23 24 15 0 25-11 25-22 0-16-10-25-25-25 17-21 49-27 66-27 21 0 52 12 52 52 0 19-6 41-19 55-15 19-29 19-52 21-11 2-13 2-15 2s-5 0-5 5 5 6 13 6z">
            <text:p/>
          </draw:path>
          <draw:path draw:style-name="gr14" draw:layer="layout" svg:width="0.155cm" svg:height="0.67cm" svg:x="11.638cm" svg:y="11.555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5, \tau_5)</svg:desc>
          <draw:polygon draw:style-name="gr13" draw:layer="layout" svg:width="2.026cm" svg:height="0.67cm" svg:x="17.435cm" svg:y="7.855cm" svg:viewBox="0 0 2027 671" draw:points="1014,671 0,671 0,0 2027,0 2027,671">
            <text:p/>
          </draw:polygon>
          <draw:path draw:style-name="gr14" draw:layer="layout" svg:width="0.155cm" svg:height="0.67cm" svg:x="17.501cm" svg:y="7.855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4" draw:layer="layout" svg:width="0.246cm" svg:height="0.303cm" svg:x="17.731cm" svg:y="8.062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4" draw:layer="layout" svg:width="0.206cm" svg:height="0.32cm" svg:x="18.039cm" svg:y="8.148cm" svg:viewBox="0 0 207 321" svg:d="m44 49c22 6 38 6 45 6 61 0 99-42 99-49 0-4-4-6-6-6s-2 0-3 2c-12 4-37 13-73 13-13 0-38-2-68-13-4-2-6-2-6-2-5 0-5 6-5 13v139c0 8 0 13 7 13 4 0 4-2 10-7 19-25 47-29 64-29 29 0 42 23 44 25 8 17 11 34 11 61 0 15 0 42-15 63-11 17-32 28-55 28-30 0-61-17-72-47 17 1 26-12 26-23 0-21-17-25-24-25 0 0-23 0-23 25 0 43 38 85 95 85 59 0 112-45 112-104 0-54-40-101-99-101-21 0-43 4-64 23z">
            <text:p/>
          </draw:path>
          <draw:path draw:style-name="gr14" draw:layer="layout" svg:width="0.077cm" svg:height="0.199cm" svg:x="18.368cm" svg:y="8.286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4" draw:layer="layout" svg:width="0.324cm" svg:height="0.296cm" svg:x="18.626cm" svg:y="8.07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4" draw:layer="layout" svg:width="0.206cm" svg:height="0.32cm" svg:x="18.93cm" svg:y="8.148cm" svg:viewBox="0 0 207 321" svg:d="m44 49c22 6 38 6 45 6 61 0 99-42 99-49 0-4-4-6-6-6s-2 0-3 2c-12 4-37 13-73 13-13 0-38-2-68-13-4-2-6-2-6-2-5 0-5 6-5 13v139c0 8 0 13 7 13 4 0 4-2 10-7 19-25 47-29 64-29 29 0 42 23 44 25 8 17 11 34 11 61 0 15 0 42-15 63-11 17-32 28-55 28-30 0-61-17-72-47 17 1 26-12 26-23 0-21-17-25-24-25 0 0-23 0-23 25 0 43 38 85 95 85 59 0 112-45 112-104 0-54-40-101-99-101-21 0-43 4-64 23z">
            <text:p/>
          </draw:path>
          <draw:path draw:style-name="gr14" draw:layer="layout" svg:width="0.155cm" svg:height="0.67cm" svg:x="19.24cm" svg:y="7.855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1, \tau_1)</svg:desc>
          <draw:polygon draw:style-name="gr13" draw:layer="layout" svg:width="2.026cm" svg:height="0.67cm" svg:x="3.032cm" svg:y="13.455cm" svg:viewBox="0 0 2027 671" draw:points="1014,671 0,671 0,0 2027,0 2027,671">
            <text:p/>
          </draw:polygon>
          <draw:path draw:style-name="gr14" draw:layer="layout" svg:width="0.155cm" svg:height="0.67cm" svg:x="3.098cm" svg:y="13.455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4" draw:layer="layout" svg:width="0.246cm" svg:height="0.303cm" svg:x="3.328cm" svg:y="13.662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4" draw:layer="layout" svg:width="0.17cm" svg:height="0.311cm" svg:x="3.657cm" svg:y="13.748cm" svg:viewBox="0 0 171 312" svg:d="m106 13c0-13-2-13-15-13-28 30-72 30-91 30v18c11 0 42 0 68-14v240c0 15 0 21-47 21h-17v17c7 0 66-2 83-2 14 0 73 2 84 2v-17h-17c-48 0-48-6-48-21z">
            <text:p/>
          </draw:path>
          <draw:path draw:style-name="gr14" draw:layer="layout" svg:width="0.077cm" svg:height="0.199cm" svg:x="3.965cm" svg:y="13.886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4" draw:layer="layout" svg:width="0.324cm" svg:height="0.296cm" svg:x="4.223cm" svg:y="13.67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4" draw:layer="layout" svg:width="0.17cm" svg:height="0.311cm" svg:x="4.55cm" svg:y="13.748cm" svg:viewBox="0 0 171 312" svg:d="m106 13c0-13-2-13-15-13-28 30-72 30-91 30v18c11 0 42 0 68-14v240c0 15 0 21-47 21h-17v17c7 0 66-2 83-2 14 0 73 2 84 2v-17h-19c-46 0-46-6-46-21z">
            <text:p/>
          </draw:path>
          <draw:path draw:style-name="gr14" draw:layer="layout" svg:width="0.155cm" svg:height="0.67cm" svg:x="4.837cm" svg:y="13.455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\omega_2 = 0</svg:desc>
          <draw:polygon draw:style-name="gr13" draw:layer="layout" svg:width="1.947cm" svg:height="0.531cm" svg:x="6.635cm" svg:y="16.506cm" svg:viewBox="0 0 1948 532" draw:points="973,532 0,532 0,0 1948,0 1948,532">
            <text:p/>
          </draw:polygon>
          <draw:path draw:style-name="gr14" draw:layer="layout" svg:width="0.396cm" svg:height="0.303cm" svg:x="6.643cm" svg:y="16.641cm" svg:viewBox="0 0 397 304" svg:d="m397 47c0-30-11-47-26-47-18 0-37 15-37 32 0 6 4 14 12 19 11 10 23 29 23 57 0 27-14 65-35 95-19 29-43 52-76 52-38 0-58-23-64-59 7-19 23-61 23-80 0-8-4-15-12-15-5 0-13 2-19 11-7 13-15 57-15 82-23 32-49 61-91 61-44 0-59-38-59-76 0-84 68-154 68-164 0-7-5-13-11-13-10 0-13 9-19 15-34 49-59 129-59 190 0 48 15 97 70 97 48 0 80-34 103-70 8 38 32 70 74 70 53 0 86-42 108-91 17-33 42-124 42-166z">
            <text:p/>
          </draw:path>
          <draw:path draw:style-name="gr14" draw:layer="layout" svg:width="0.206cm" svg:height="0.31cm" svg:x="7.082cm" svg:y="16.727cm" svg:viewBox="0 0 207 311" svg:d="m207 226h-15c-2 10-6 38-13 42-4 4-40 4-46 4h-87c49-44 66-57 95-80 34-27 66-55 66-101 0-57-49-91-110-91-57 0-97 40-97 84 0 24 21 26 25 26 11 0 24-7 24-25 0-9-3-24-26-24 13-34 45-44 68-44 46 0 71 36 71 74 0 42-29 74-44 91l-114 110c-4 6-4 6-4 19h194z">
            <text:p/>
          </draw:path>
          <draw:path draw:style-name="gr14" draw:layer="layout" svg:width="0.446cm" svg:height="0.157cm" svg:x="7.578cm" svg:y="16.692cm" svg:viewBox="0 0 447 158" svg:d="m424 27c9 0 23 0 23-14s-14-13-23-13h-401c-10 0-23 0-23 13s13 14 23 14zm0 131c9 0 23 0 23-16 0-13-14-13-23-13h-401c-10 0-23 0-23 13 0 16 13 16 23 16z">
            <text:p/>
          </draw:path>
          <draw:path draw:style-name="gr14" draw:layer="layout" svg:width="0.282cm" svg:height="0.461cm" svg:x="8.273cm" svg:y="16.491cm" svg:viewBox="0 0 283 462" svg:d="m283 232c0-53-4-107-28-156-31-65-86-76-114-76-40 0-88 17-116 80-21 45-25 99-25 152 0 51 2 110 30 161 29 55 78 69 111 69 36 0 87-16 116-78 22-48 26-99 26-152zm-142 214c-27 0-65-17-78-81-8-40-8-101-8-141 0-44 0-87 6-123 13-80 63-86 80-86 22 0 66 12 79 78 6 38 6 89 6 131 0 49 0 95-7 139-10 62-48 83-78 83z">
            <text:p/>
          </draw:path>
        </draw:g>
        <draw:g>
          <svg:title>TexMaths</svg:title>
          <svg:desc>19§inline§\omega_1</svg:desc>
          <draw:polygon draw:style-name="gr13" draw:layer="layout" svg:width="0.683cm" svg:height="0.388cm" svg:x="5.435cm" svg:y="15.699cm" svg:viewBox="0 0 684 389" draw:points="342,389 0,389 0,0 684,0 684,389">
            <text:p/>
          </draw:polygon>
          <draw:path draw:style-name="gr14" draw:layer="layout" svg:width="0.396cm" svg:height="0.303cm" svg:x="5.443cm" svg:y="15.691cm" svg:viewBox="0 0 397 304" svg:d="m397 47c0-30-11-47-26-47-18 0-37 15-37 32 0 6 4 14 12 19 11 10 23 29 23 57 0 27-14 65-35 95-19 29-43 52-76 52-38 0-59-23-64-59 7-19 23-61 23-80 0-8-4-15-12-15-6 0-13 2-19 11-7 13-15 57-15 82-23 32-49 61-91 61-44 0-59-38-59-76 0-84 68-154 68-164 0-7-5-13-11-13-10 0-13 9-19 15-34 49-59 129-59 190 0 48 15 97 70 97 48 0 80-34 103-70 7 38 32 70 74 70 53 0 85-42 108-91 17-33 42-124 42-166z">
            <text:p/>
          </draw:path>
          <draw:path draw:style-name="gr14" draw:layer="layout" svg:width="0.17cm" svg:height="0.311cm" svg:x="5.904cm" svg:y="15.776cm" svg:viewBox="0 0 171 312" svg:d="m106 13c0-13-1-13-15-13-28 30-72 30-91 30v17c11 0 42 0 68-13v240c0 15 0 20-47 20h-17v18c7 0 66-2 83-2 14 0 73 2 84 2v-18h-17c-48 0-48-5-48-20z">
            <text:p/>
          </draw:path>
        </draw:g>
        <draw:g>
          <draw:polygon draw:style-name="gr13" draw:layer="layout" svg:width="0.359cm" svg:height="0.204cm" svg:x="0cm" svg:y="0.002cm" svg:viewBox="0 0 360 205" draw:points="180,205 0,205 0,0 360,0 360,205">
            <text:p/>
          </draw:polygon>
          <draw:path draw:style-name="gr14" draw:layer="layout" svg:width="0.208cm" svg:height="0.159cm" svg:x="0.004cm" svg:y="-0.002cm" svg:viewBox="0 0 209 160" svg:d="m209 25c0-16-6-25-14-25-9 0-19 8-19 17 0 3 2 7 6 10 6 5 12 15 12 30 0 14-7 34-18 50-10 15-23 27-40 27-20 0-31-12-34-31 4-10 12-32 12-42 0-4-2-8-6-8-3 0-7 1-10 6-4 7-8 30-8 43-12 17-26 32-48 32-23 0-31-20-31-40 0-44 36-81 36-86 0-4-3-7-6-7-5 0-7 5-10 8-18 26-31 68-31 100 0 25 8 51 37 51 25 0 42-18 54-37 4 20 17 37 39 37 28 0 45-22 57-48 9-17 22-65 22-87z">
            <text:p/>
          </draw:path>
          <draw:path draw:style-name="gr14" draw:layer="layout" svg:width="0.113cm" svg:height="0.168cm" svg:x="0.233cm" svg:y="0.043cm" svg:viewBox="0 0 114 169" svg:d="m54 81c19 0 33 14 33 40 0 31-18 40-32 40-10 0-32-3-42-17 12-1 14-9 14-14 0-8-6-14-13-14s-14 5-14 15c0 23 26 38 56 38 34 0 58-23 58-48 0-19-16-38-43-44 26-9 35-28 35-43 0-19-23-34-50-34s-48 13-48 33c0 8 5 13 12 13 8 0 13-6 13-12 0-8-5-13-13-13 9-11 26-14 35-14 11 0 27 6 27 27 0 10-3 22-10 29-8 10-15 10-27 11-6 1-7 1-8 1s-3 0-3 3 3 3 7 3z">
            <text:p/>
          </draw:path>
        </draw:g>
        <draw:g>
          <svg:title>TexMaths</svg:title>
          <svg:desc>19§inline§\omega_3</svg:desc>
          <draw:polygon draw:style-name="gr13" draw:layer="layout" svg:width="0.683cm" svg:height="0.389cm" svg:x="9.937cm" svg:y="15.901cm" svg:viewBox="0 0 684 390" draw:points="342,390 0,390 0,0 684,0 684,390">
            <text:p/>
          </draw:polygon>
          <draw:path draw:style-name="gr14" draw:layer="layout" svg:width="0.396cm" svg:height="0.303cm" svg:x="9.945cm" svg:y="15.893cm" svg:viewBox="0 0 397 304" svg:d="m397 48c0-31-11-48-26-48-18 0-37 15-37 32 0 6 4 14 12 19 11 10 23 29 23 57 0 27-14 65-35 96-19 28-43 51-76 51-38 0-58-23-64-59 7-19 23-61 23-80 0-8-4-15-12-15-5 0-13 2-19 11-7 14-15 57-15 82-23 32-49 61-91 61-44 0-59-38-59-76 0-84 68-154 68-164 0-7-5-13-11-13-10 0-13 9-19 15-34 50-59 129-59 190 0 48 15 97 70 97 48 0 80-34 103-70 8 38 32 70 74 70 53 0 86-42 108-91 17-32 42-124 42-165z">
            <text:p/>
          </draw:path>
          <draw:path draw:style-name="gr14" draw:layer="layout" svg:width="0.216cm" svg:height="0.32cm" svg:x="10.38cm" svg:y="15.979cm" svg:viewBox="0 0 217 321" svg:d="m103 154c36 0 62 27 62 76 0 59-34 76-60 76-19 0-61-6-80-32 23-2 26-17 26-27 0-15-11-26-24-26s-27 9-27 28c0 44 49 72 106 72 65 0 111-43 111-91 0-36-31-72-82-84 49-17 66-53 66-81 0-36-43-65-95-65s-91 25-91 63c0 15 10 24 23 24 15 0 25-11 25-22 0-16-10-25-25-25 17-21 49-27 67-27 20 0 51 12 51 52 0 19-6 42-19 55-15 19-29 19-51 21-12 2-14 2-16 2s-5 0-5 5 5 6 13 6z">
            <text:p/>
          </draw:path>
        </draw:g>
        <draw:g>
          <svg:title>TexMaths</svg:title>
          <svg:desc>19§inline§\omega_4 = 0</svg:desc>
          <draw:polygon draw:style-name="gr13" draw:layer="layout" svg:width="1.947cm" svg:height="0.531cm" svg:x="13.936cm" svg:y="16.307cm" svg:viewBox="0 0 1948 532" draw:points="973,532 0,532 0,0 1948,0 1948,532">
            <text:p/>
          </draw:polygon>
          <draw:path draw:style-name="gr14" draw:layer="layout" svg:width="0.396cm" svg:height="0.303cm" svg:x="13.944cm" svg:y="16.442cm" svg:viewBox="0 0 397 304" svg:d="m397 47c0-30-11-47-26-47-18 0-37 15-37 32 0 6 4 14 12 19 11 10 23 29 23 57 0 27-14 65-35 95-19 29-43 52-76 52-38 0-58-23-64-59 7-19 23-61 23-80 0-8-4-15-12-15-5 0-13 2-19 11-7 13-15 57-15 82-23 32-49 61-91 61-44 0-59-38-59-76 0-84 68-154 68-164 0-7-5-13-11-13-10 0-13 9-19 15-34 49-59 129-59 190 0 48 15 97 70 97 48 0 80-34 103-70 8 38 32 70 74 70 53 0 86-42 108-91 17-33 42-124 42-166z">
            <text:p/>
          </draw:path>
          <draw:path draw:style-name="gr14" draw:layer="layout" svg:width="0.229cm" svg:height="0.314cm" svg:x="14.371cm" svg:y="16.524cm" svg:viewBox="0 0 230 315" svg:d="m230 239v-17h-51v-209c0-9 0-13-12-13-5 0-7 0-11 6l-156 216v17h139v38c0 17 0 23-38 23h-14v15c23 0 54-2 71-2s47 2 70 2v-15h-11c-38 0-38-6-38-23v-38zm-89-188v171h-124z">
            <text:p/>
          </draw:path>
          <draw:path draw:style-name="gr14" draw:layer="layout" svg:width="0.446cm" svg:height="0.157cm" svg:x="14.879cm" svg:y="16.493cm" svg:viewBox="0 0 447 158" svg:d="m424 27c9 0 23 0 23-14s-14-13-23-13h-401c-10 0-23 0-23 13s13 14 23 14zm0 131c9 0 23 0 23-16 0-13-14-13-23-13h-401c-10 0-23 0-23 13 0 16 13 16 23 16z">
            <text:p/>
          </draw:path>
          <draw:path draw:style-name="gr14" draw:layer="layout" svg:width="0.282cm" svg:height="0.461cm" svg:x="15.574cm" svg:y="16.292cm" svg:viewBox="0 0 283 462" svg:d="m283 232c0-53-4-107-28-156-31-65-86-76-114-76-40 0-88 17-116 80-21 45-25 99-25 152 0 51 2 110 30 161 29 55 78 69 111 69 36 0 87-16 116-78 22-48 26-99 26-152zm-142 214c-27 0-65-17-78-81-8-40-8-101-8-141 0-44 0-87 6-123 13-80 63-86 80-86 22 0 66 12 79 78 6 38 6 89 6 131 0 49 0 95-7 139-10 62-48 83-78 83z">
            <text:p/>
          </draw:path>
        </draw:g>
        <presentation:notes draw:style-name="dp2">
          <office:forms form:automatic-focus="false" form:apply-design-mode="false"/>
          <draw:page-thumbnail draw:style-name="gr15" draw:layer="layout" svg:width="0.001cm" svg:height="0.001cm" svg:x="0cm" svg:y="1.93cm" draw:page-number="6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rbel1" svg:font-family="Corbel"/>
    <style:font-face style:name="ＭＳ Ｐゴシック1" svg:font-family="'ＭＳ Ｐゴシック'"/>
    <style:font-face style:name="Corbel" svg:font-family="Corbe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rbel2" svg:font-family="Corbel" style:font-family-generic="swiss" style:font-pitch="variable"/>
    <style:font-face style:name="Times New Roman1" svg:font-family="'Times New Roman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ulle" style:family="graphic" style:parent-style-name="standard">
      <style:graphic-properties svg:stroke-width="0.1cm" svg:stroke-color="#ff0000" draw:marker-start-width="0.35cm" draw:marker-end-width="0.35cm" draw:fill="none" draw:fill-image-width="0cm" draw:fill-image-height="0cm"/>
    </style:style>
    <style:style style:name="PipelineBox" style:family="graphic" style:parent-style-name="standard">
      <style:graphic-properties draw:fill-gradient-name="Gradient_20_7" draw:fill-hatch-name="Hatching_20_1" draw:fill-image-name="Bitmape_20_1"/>
    </style:style>
    <style:style style:name="Road" style:family="graphic" style:parent-style-name="objectwithoutfill">
      <style:graphic-properties svg:stroke-width="0.2cm" svg:stroke-color="#808080" draw:marker-start-width="0.5cm" draw:marker-end-width="0.5cm" draw:fill-gradient-name="Gradient_20_7" draw:fill-hatch-name="Hatching_20_1" draw:fill-image-name="Bitmape_20_1"/>
    </style:style>
    <style:style style:name="Observation" style:family="graphic" style:parent-style-name="standard">
      <style:graphic-properties draw:fill-color="#ff3333" draw:fill-gradient-name="Gradient_20_7" draw:fill-hatch-name="Hatching_20_1" draw:fill-image-name="Bitmape_20_1" draw:fill-image-width="0cm" draw:fill-image-height="0cm"/>
    </style:style>
    <style:style style:name="Projection" style:family="graphic" style:parent-style-name="objectwithoutfill">
      <style:graphic-properties svg:stroke-width="0.05cm" svg:stroke-color="#33a3a3" draw:marker-start-width="0.29cm" draw:marker-end-width="0.29cm" draw:fill-gradient-name="Gradient_20_7" draw:fill-hatch-name="Hatching_20_1" draw:fill-image-name="Bitmape_20_1"/>
    </style:style>
    <style:style style:name="ObservationFast" style:family="graphic">
      <style:graphic-properties draw:fill-color="#0047ff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hanging"/>
      <style:text-properties fo:color="#000000" style:text-outline="false" style:text-line-through-style="none" fo:font-size="32pt" fo:letter-spacing="normal" fo:language="en" fo:country="US" fo:font-style="normal" fo:text-shadow="none" style:text-underline-style="none" fo:font-weight="normal" style:letter-kerning="true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cm" fo:margin-bottom="0.394cm" fo:line-height="100%" fo:text-align="start" fo:text-indent="0cm" style:punctuation-wrap="hanging"/>
      <style:text-properties fo:color="#000000"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cm" fo:margin-bottom="0.296cm" fo:line-height="100%" fo:text-align="start" fo:text-indent="0cm" style:punctuation-wrap="hanging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cm" fo:margin-bottom="0.196cm" fo:line-height="100%" fo:text-align="start" fo:text-indent="0cm" style:punctuation-wrap="hanging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size="24pt" fo:letter-spacing="normal" fo:language="en" fo:country="US" fo:font-style="normal" fo:text-shadow="none" style:text-underline-style="none" fo:font-weight="normal" style:letter-kerning="true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6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6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26.6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Title_20_Slide-title">
      <style:graphic-properties draw:stroke="none" svg:stroke-width="0.026cm" draw:stroke-linejoin="miter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_31__5f_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_5f_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fo:min-height="1.314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1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hanging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orbel1" fo:font-size="75pt" fo:letter-spacing="normal" fo:font-style="normal" style:text-underline-style="none" fo:font-weight="bold" style:font-name-asian="ＭＳ Ｐゴシック1" style:font-size-asian="75pt" style:font-style-asian="normal" style:font-weight-asian="bold" style:font-name-complex="ＭＳ Ｐゴシック1" style:font-size-complex="75pt" style:font-style-complex="normal" style:font-weight-complex="bold"/>
    </style:style>
    <style:style style:name="MT3" style:family="text">
      <style:text-properties fo:color="#4c4c4c" style:font-name="Corbel2"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4c4c4c" style:font-name="Corbel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68cm" svg:height="7.047cm" svg:x="2.963cm" svg:y="2.397cm"/>
      <draw:page-thumbnail draw:layer="backgroundobjects" svg:width="5.368cm" svg:height="7.047cm" svg:x="2.963cm" svg:y="10.445cm"/>
      <draw:page-thumbnail draw:layer="backgroundobjects" svg:width="5.368cm" svg:height="7.047cm" svg:x="2.963cm" svg:y="18.493cm"/>
      <draw:page-thumbnail draw:layer="backgroundobjects" svg:width="5.368cm" svg:height="7.047cm" svg:x="13.258cm" svg:y="2.397cm"/>
      <draw:page-thumbnail draw:layer="backgroundobjects" svg:width="5.368cm" svg:height="7.047cm" svg:x="13.258cm" svg:y="10.445cm"/>
      <draw:page-thumbnail draw:layer="backgroundobjects" svg:width="5.368cm" svg:height="7.047cm" svg:x="13.258cm" svg:y="18.493cm"/>
    </style:handout-master>
    <style:master-page style:name="_31__5f_Title_20_Slide" style:display-name="1_Title Slide" style:page-layout-name="PM1" draw:style-name="Mdp1">
      <office:forms form:automatic-focus="false" form:apply-design-mode="false"/>
      <draw:frame draw:name="Title 1" presentation:style-name="Mpr1" draw:text-style-name="MP4" draw:layer="backgroundobjects" svg:width="22.012cm" svg:height="2.962cm" svg:x="1.692cm" svg:y="4.2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presentation:style-name="_31__5f_Title_20_Slide-outline1" draw:layer="backgroundobjects" svg:width="22.351cm" svg:height="17.678cm" svg:x="1.218cm" svg:y="2.699cm" presentation:class="outline" presentation:placeholder="true">
        <draw:text-box/>
      </draw:frame>
      <draw:frame draw:style-name="Mgr3" draw:text-style-name="MP5" draw:layer="backgroundobjects" svg:width="9.519cm" svg:height="3.193cm" svg:x="15.027cm" svg:y="14.8cm">
        <draw:image xlink:href="Pictures/1000020100000567000001D08DBEB4C2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_31__5f_Title_20_Slide-title" draw:layer="backgroundobjects" svg:width="13.968cm" svg:height="10.476cm" svg:x="3.81cm" svg:y="2.123cm" presentation:class="page"/>
        <draw:frame presentation:style-name="_31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2.095cm" svg:x="1.269cm" svg:y="-2.339cm" presentation:class="title" presentation:placeholder="true">
        <draw:text-box/>
      </draw:frame>
      <draw:frame presentation:style-name="Default-outline1" draw:layer="backgroundobjects" svg:width="22.726cm" svg:height="17.678cm" svg:x="-25.399cm" svg:y="17.522cm" presentation:class="outline" presentation:placeholder="true">
        <draw:text-box/>
      </draw:frame>
      <draw:frame presentation:style-name="Mpr4" draw:text-style-name="MP1" draw:layer="backgroundobjects" svg:width="5.917cm" svg:height="1.313cm" svg:x="-20.32cm" svg:y="-5.011cm" presentation:class="date-time">
        <draw:text-box>
          <text:p text:style-name="MP1"><text:span text:style-name="MT3"><presentation:date-time/></text:span></text:p>
        </draw:text-box>
      </draw:frame>
      <draw:frame presentation:style-name="Mpr5" draw:text-style-name="MP6" draw:layer="backgroundobjects" svg:width="8.05cm" svg:height="1.313cm" svg:x="-12.904cm" svg:y="-5.011cm" presentation:class="footer">
        <draw:text-box>
          <text:p text:style-name="MP6"><text:span text:style-name="MT4"><presentation:footer/></text:span></text:p>
        </draw:text-box>
      </draw:frame>
      <draw:frame presentation:style-name="Mpr5" draw:text-style-name="MP2" draw:layer="backgroundobjects" svg:width="5.917cm" svg:height="1.313cm" svg:x="-3.379cm" svg:y="-5.011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22T11:40:13</meta:creation-date>
    <meta:generator>LibreOffice/4.1.1.2$Linux_X86_64 LibreOffice_project/7e4286b58adc75a14f6d83f53a03b6c11fa2903</meta:generator>
    <dc:date>2014-05-14T17:19:04.748483310</dc:date>
    <meta:editing-duration>PT7H23M50S</meta:editing-duration>
    <meta:editing-cycles>76</meta:editing-cycles>
    <dc:description>
</dc:description>
    <meta:document-statistic meta:object-count="614"/>
    <meta:user-defined meta:name="Info 1"/>
    <meta:user-defined meta:name="Info 2"/>
    <meta:user-defined meta:name="Info 3"/>
    <meta:user-defined meta:name="Info 4"/>
  </office:meta>
</office:document-meta>
</file>